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4.311cm"/>
    </style:style>
    <style:style style:name="co3" style:family="table-column">
      <style:table-column-properties fo:break-before="auto" style:column-width="4.038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3.739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3.93cm"/>
    </style:style>
    <style:style style:name="co9" style:family="table-column">
      <style:table-column-properties fo:break-before="auto" style:column-width="2.514cm"/>
    </style:style>
    <style:style style:name="co10" style:family="table-column">
      <style:table-column-properties fo:break-before="auto" style:column-width="2.813cm"/>
    </style:style>
    <style:style style:name="co11" style:family="table-column">
      <style:table-column-properties fo:break-before="auto" style:column-width="3.466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2.35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BENCH_metaheu_ls_vnd_bvns_ts__niter_10_search_greedy_init_one2one_memory_10_times4ave_25_maxs_1.0" table:style-name="ta1">
        <table:shapes>
          <draw:frame draw:z-index="0" draw:style-name="gr1" draw:text-style-name="P1" svg:width="36.039cm" svg:height="9.005cm" svg:x="5.009cm" svg:y="25.287cm">
            <draw:object draw:notify-on-update-of-ranges="'TESTBENCH_metaheu_ls_vnd_bvns_ts__niter_10_search_greedy_init_one2one_memory_10_times4ave_25_maxs_1.0'.D1:'TESTBENCH_metaheu_ls_vnd_bvns_ts__niter_10_search_greedy_init_one2one_memory_10_times4ave_25_maxs_1.0'.D1 'TESTBENCH_metaheu_ls_vnd_bvns_ts__niter_10_search_greedy_init_one2one_memory_10_times4ave_25_maxs_1.0'.D2:'TESTBENCH_metaheu_ls_vnd_bvns_ts__niter_10_search_greedy_init_one2one_memory_10_times4ave_25_maxs_1.0'.D31 'TESTBENCH_metaheu_ls_vnd_bvns_ts__niter_10_search_greedy_init_one2one_memory_10_times4ave_25_maxs_1.0'.G1:'TESTBENCH_metaheu_ls_vnd_bvns_ts__niter_10_search_greedy_init_one2one_memory_10_times4ave_25_maxs_1.0'.G1 'TESTBENCH_metaheu_ls_vnd_bvns_ts__niter_10_search_greedy_init_one2one_memory_10_times4ave_25_maxs_1.0'.G2:'TESTBENCH_metaheu_ls_vnd_bvns_ts__niter_10_search_greedy_init_one2one_memory_10_times4ave_25_maxs_1.0'.G31 'TESTBENCH_metaheu_ls_vnd_bvns_ts__niter_10_search_greedy_init_one2one_memory_10_times4ave_25_maxs_1.0'.J1:'TESTBENCH_metaheu_ls_vnd_bvns_ts__niter_10_search_greedy_init_one2one_memory_10_times4ave_25_maxs_1.0'.J1 'TESTBENCH_metaheu_ls_vnd_bvns_ts__niter_10_search_greedy_init_one2one_memory_10_times4ave_25_maxs_1.0'.J2:'TESTBENCH_metaheu_ls_vnd_bvns_ts__niter_10_search_greedy_init_one2one_memory_10_times4ave_25_maxs_1.0'.J31 'TESTBENCH_metaheu_ls_vnd_bvns_ts__niter_10_search_greedy_init_one2one_memory_10_times4ave_25_maxs_1.0'.M1:'TESTBENCH_metaheu_ls_vnd_bvns_ts__niter_10_search_greedy_init_one2one_memory_10_times4ave_25_maxs_1.0'.M1 'TESTBENCH_metaheu_ls_vnd_bvns_ts__niter_10_search_greedy_init_one2one_memory_10_times4ave_25_maxs_1.0'.M2:'TESTBENCH_metaheu_ls_vnd_bvns_ts__niter_10_search_greedy_init_one2one_memory_10_times4ave_25_maxs_1.0'.M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36.039cm" svg:height="9.005cm" svg:x="4.987cm" svg:y="35.195cm">
            <draw:object draw:notify-on-update-of-ranges="'TESTBENCH_metaheu_ls_vnd_bvns_ts__niter_10_search_greedy_init_one2one_memory_10_times4ave_25_maxs_1.0'.E1:'TESTBENCH_metaheu_ls_vnd_bvns_ts__niter_10_search_greedy_init_one2one_memory_10_times4ave_25_maxs_1.0'.E1 'TESTBENCH_metaheu_ls_vnd_bvns_ts__niter_10_search_greedy_init_one2one_memory_10_times4ave_25_maxs_1.0'.E2:'TESTBENCH_metaheu_ls_vnd_bvns_ts__niter_10_search_greedy_init_one2one_memory_10_times4ave_25_maxs_1.0'.E31 'TESTBENCH_metaheu_ls_vnd_bvns_ts__niter_10_search_greedy_init_one2one_memory_10_times4ave_25_maxs_1.0'.H1:'TESTBENCH_metaheu_ls_vnd_bvns_ts__niter_10_search_greedy_init_one2one_memory_10_times4ave_25_maxs_1.0'.H1 'TESTBENCH_metaheu_ls_vnd_bvns_ts__niter_10_search_greedy_init_one2one_memory_10_times4ave_25_maxs_1.0'.H2:'TESTBENCH_metaheu_ls_vnd_bvns_ts__niter_10_search_greedy_init_one2one_memory_10_times4ave_25_maxs_1.0'.H31 'TESTBENCH_metaheu_ls_vnd_bvns_ts__niter_10_search_greedy_init_one2one_memory_10_times4ave_25_maxs_1.0'.K1:'TESTBENCH_metaheu_ls_vnd_bvns_ts__niter_10_search_greedy_init_one2one_memory_10_times4ave_25_maxs_1.0'.K1 'TESTBENCH_metaheu_ls_vnd_bvns_ts__niter_10_search_greedy_init_one2one_memory_10_times4ave_25_maxs_1.0'.K2:'TESTBENCH_metaheu_ls_vnd_bvns_ts__niter_10_search_greedy_init_one2one_memory_10_times4ave_25_maxs_1.0'.K31 'TESTBENCH_metaheu_ls_vnd_bvns_ts__niter_10_search_greedy_init_one2one_memory_10_times4ave_25_maxs_1.0'.N1:'TESTBENCH_metaheu_ls_vnd_bvns_ts__niter_10_search_greedy_init_one2one_memory_10_times4ave_25_maxs_1.0'.N1 'TESTBENCH_metaheu_ls_vnd_bvns_ts__niter_10_search_greedy_init_one2one_memory_10_times4ave_25_maxs_1.0'.N2:'TESTBENCH_metaheu_ls_vnd_bvns_ts__niter_10_search_greedy_init_one2one_memory_10_times4ave_25_maxs_1.0'.N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36.039cm" svg:height="9.005cm" svg:x="5.009cm" svg:y="15.353cm">
            <draw:object draw:notify-on-update-of-ranges="'TESTBENCH_metaheu_ls_vnd_bvns_ts__niter_10_search_greedy_init_one2one_memory_10_times4ave_25_maxs_1.0'.D1:'TESTBENCH_metaheu_ls_vnd_bvns_ts__niter_10_search_greedy_init_one2one_memory_10_times4ave_25_maxs_1.0'.D1 'TESTBENCH_metaheu_ls_vnd_bvns_ts__niter_10_search_greedy_init_one2one_memory_10_times4ave_25_maxs_1.0'.D2:'TESTBENCH_metaheu_ls_vnd_bvns_ts__niter_10_search_greedy_init_one2one_memory_10_times4ave_25_maxs_1.0'.D31 'TESTBENCH_metaheu_ls_vnd_bvns_ts__niter_10_search_greedy_init_one2one_memory_10_times4ave_25_maxs_1.0'.E1:'TESTBENCH_metaheu_ls_vnd_bvns_ts__niter_10_search_greedy_init_one2one_memory_10_times4ave_25_maxs_1.0'.E1 'TESTBENCH_metaheu_ls_vnd_bvns_ts__niter_10_search_greedy_init_one2one_memory_10_times4ave_25_maxs_1.0'.E2:'TESTBENCH_metaheu_ls_vnd_bvns_ts__niter_10_search_greedy_init_one2one_memory_10_times4ave_25_maxs_1.0'.E31 'TESTBENCH_metaheu_ls_vnd_bvns_ts__niter_10_search_greedy_init_one2one_memory_10_times4ave_25_maxs_1.0'.G1:'TESTBENCH_metaheu_ls_vnd_bvns_ts__niter_10_search_greedy_init_one2one_memory_10_times4ave_25_maxs_1.0'.G1 'TESTBENCH_metaheu_ls_vnd_bvns_ts__niter_10_search_greedy_init_one2one_memory_10_times4ave_25_maxs_1.0'.G2:'TESTBENCH_metaheu_ls_vnd_bvns_ts__niter_10_search_greedy_init_one2one_memory_10_times4ave_25_maxs_1.0'.G31 'TESTBENCH_metaheu_ls_vnd_bvns_ts__niter_10_search_greedy_init_one2one_memory_10_times4ave_25_maxs_1.0'.H1:'TESTBENCH_metaheu_ls_vnd_bvns_ts__niter_10_search_greedy_init_one2one_memory_10_times4ave_25_maxs_1.0'.H1 'TESTBENCH_metaheu_ls_vnd_bvns_ts__niter_10_search_greedy_init_one2one_memory_10_times4ave_25_maxs_1.0'.H2:'TESTBENCH_metaheu_ls_vnd_bvns_ts__niter_10_search_greedy_init_one2one_memory_10_times4ave_25_maxs_1.0'.H31 'TESTBENCH_metaheu_ls_vnd_bvns_ts__niter_10_search_greedy_init_one2one_memory_10_times4ave_25_maxs_1.0'.J1:'TESTBENCH_metaheu_ls_vnd_bvns_ts__niter_10_search_greedy_init_one2one_memory_10_times4ave_25_maxs_1.0'.J1 'TESTBENCH_metaheu_ls_vnd_bvns_ts__niter_10_search_greedy_init_one2one_memory_10_times4ave_25_maxs_1.0'.J2:'TESTBENCH_metaheu_ls_vnd_bvns_ts__niter_10_search_greedy_init_one2one_memory_10_times4ave_25_maxs_1.0'.J31 'TESTBENCH_metaheu_ls_vnd_bvns_ts__niter_10_search_greedy_init_one2one_memory_10_times4ave_25_maxs_1.0'.K1:'TESTBENCH_metaheu_ls_vnd_bvns_ts__niter_10_search_greedy_init_one2one_memory_10_times4ave_25_maxs_1.0'.K1 'TESTBENCH_metaheu_ls_vnd_bvns_ts__niter_10_search_greedy_init_one2one_memory_10_times4ave_25_maxs_1.0'.K2:'TESTBENCH_metaheu_ls_vnd_bvns_ts__niter_10_search_greedy_init_one2one_memory_10_times4ave_25_maxs_1.0'.K31 'TESTBENCH_metaheu_ls_vnd_bvns_ts__niter_10_search_greedy_init_one2one_memory_10_times4ave_25_maxs_1.0'.M1:'TESTBENCH_metaheu_ls_vnd_bvns_ts__niter_10_search_greedy_init_one2one_memory_10_times4ave_25_maxs_1.0'.M1 'TESTBENCH_metaheu_ls_vnd_bvns_ts__niter_10_search_greedy_init_one2one_memory_10_times4ave_25_maxs_1.0'.M2:'TESTBENCH_metaheu_ls_vnd_bvns_ts__niter_10_search_greedy_init_one2one_memory_10_times4ave_25_maxs_1.0'.M31 'TESTBENCH_metaheu_ls_vnd_bvns_ts__niter_10_search_greedy_init_one2one_memory_10_times4ave_25_maxs_1.0'.N1:'TESTBENCH_metaheu_ls_vnd_bvns_ts__niter_10_search_greedy_init_one2one_memory_10_times4ave_25_maxs_1.0'.N1 'TESTBENCH_metaheu_ls_vnd_bvns_ts__niter_10_search_greedy_init_one2one_memory_10_times4ave_25_maxs_1.0'.N2:'TESTBENCH_metaheu_ls_vnd_bvns_ts__niter_10_search_greedy_init_one2one_memory_10_times4ave_25_maxs_1.0'.N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1" draw:text-style-name="P1" svg:width="15.257cm" svg:height="9.005cm" svg:x="5.009cm" svg:y="45.155cm">
            <draw:object draw:notify-on-update-of-ranges="'TESTBENCH_metaheu_ls_vnd_bvns_ts__niter_10_search_greedy_init_one2one_memory_10_times4ave_25_maxs_1.0'.D1:'TESTBENCH_metaheu_ls_vnd_bvns_ts__niter_10_search_greedy_init_one2one_memory_10_times4ave_25_maxs_1.0'.D1 'TESTBENCH_metaheu_ls_vnd_bvns_ts__niter_10_search_greedy_init_one2one_memory_10_times4ave_25_maxs_1.0'.D2:'TESTBENCH_metaheu_ls_vnd_bvns_ts__niter_10_search_greedy_init_one2one_memory_10_times4ave_25_maxs_1.0'.D31 'TESTBENCH_metaheu_ls_vnd_bvns_ts__niter_10_search_greedy_init_one2one_memory_10_times4ave_25_maxs_1.0'.E1:'TESTBENCH_metaheu_ls_vnd_bvns_ts__niter_10_search_greedy_init_one2one_memory_10_times4ave_25_maxs_1.0'.E1 'TESTBENCH_metaheu_ls_vnd_bvns_ts__niter_10_search_greedy_init_one2one_memory_10_times4ave_25_maxs_1.0'.E2:'TESTBENCH_metaheu_ls_vnd_bvns_ts__niter_10_search_greedy_init_one2one_memory_10_times4ave_25_maxs_1.0'.E3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257cm" svg:height="9.005cm" svg:x="22.155cm" svg:y="45.154cm">
            <draw:object draw:notify-on-update-of-ranges="'TESTBENCH_metaheu_ls_vnd_bvns_ts__niter_10_search_greedy_init_one2one_memory_10_times4ave_25_maxs_1.0'.G1:'TESTBENCH_metaheu_ls_vnd_bvns_ts__niter_10_search_greedy_init_one2one_memory_10_times4ave_25_maxs_1.0'.G1 'TESTBENCH_metaheu_ls_vnd_bvns_ts__niter_10_search_greedy_init_one2one_memory_10_times4ave_25_maxs_1.0'.G2:'TESTBENCH_metaheu_ls_vnd_bvns_ts__niter_10_search_greedy_init_one2one_memory_10_times4ave_25_maxs_1.0'.G31 'TESTBENCH_metaheu_ls_vnd_bvns_ts__niter_10_search_greedy_init_one2one_memory_10_times4ave_25_maxs_1.0'.H1:'TESTBENCH_metaheu_ls_vnd_bvns_ts__niter_10_search_greedy_init_one2one_memory_10_times4ave_25_maxs_1.0'.H1 'TESTBENCH_metaheu_ls_vnd_bvns_ts__niter_10_search_greedy_init_one2one_memory_10_times4ave_25_maxs_1.0'.H2:'TESTBENCH_metaheu_ls_vnd_bvns_ts__niter_10_search_greedy_init_one2one_memory_10_times4ave_25_maxs_1.0'.H3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257cm" svg:height="9.005cm" svg:x="4.951cm" svg:y="54.771cm">
            <draw:object draw:notify-on-update-of-ranges="'TESTBENCH_metaheu_ls_vnd_bvns_ts__niter_10_search_greedy_init_one2one_memory_10_times4ave_25_maxs_1.0'.J1:'TESTBENCH_metaheu_ls_vnd_bvns_ts__niter_10_search_greedy_init_one2one_memory_10_times4ave_25_maxs_1.0'.J1 'TESTBENCH_metaheu_ls_vnd_bvns_ts__niter_10_search_greedy_init_one2one_memory_10_times4ave_25_maxs_1.0'.J2:'TESTBENCH_metaheu_ls_vnd_bvns_ts__niter_10_search_greedy_init_one2one_memory_10_times4ave_25_maxs_1.0'.J31 'TESTBENCH_metaheu_ls_vnd_bvns_ts__niter_10_search_greedy_init_one2one_memory_10_times4ave_25_maxs_1.0'.K1:'TESTBENCH_metaheu_ls_vnd_bvns_ts__niter_10_search_greedy_init_one2one_memory_10_times4ave_25_maxs_1.0'.K1 'TESTBENCH_metaheu_ls_vnd_bvns_ts__niter_10_search_greedy_init_one2one_memory_10_times4ave_25_maxs_1.0'.K2:'TESTBENCH_metaheu_ls_vnd_bvns_ts__niter_10_search_greedy_init_one2one_memory_10_times4ave_25_maxs_1.0'.K3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257cm" svg:height="9.005cm" svg:x="22.045cm" svg:y="54.744cm">
            <draw:object draw:notify-on-update-of-ranges="'TESTBENCH_metaheu_ls_vnd_bvns_ts__niter_10_search_greedy_init_one2one_memory_10_times4ave_25_maxs_1.0'.M1:'TESTBENCH_metaheu_ls_vnd_bvns_ts__niter_10_search_greedy_init_one2one_memory_10_times4ave_25_maxs_1.0'.M1 'TESTBENCH_metaheu_ls_vnd_bvns_ts__niter_10_search_greedy_init_one2one_memory_10_times4ave_25_maxs_1.0'.M2:'TESTBENCH_metaheu_ls_vnd_bvns_ts__niter_10_search_greedy_init_one2one_memory_10_times4ave_25_maxs_1.0'.M31 'TESTBENCH_metaheu_ls_vnd_bvns_ts__niter_10_search_greedy_init_one2one_memory_10_times4ave_25_maxs_1.0'.N1:'TESTBENCH_metaheu_ls_vnd_bvns_ts__niter_10_search_greedy_init_one2one_memory_10_times4ave_25_maxs_1.0'.N1 'TESTBENCH_metaheu_ls_vnd_bvns_ts__niter_10_search_greedy_init_one2one_memory_10_times4ave_25_maxs_1.0'.N2:'TESTBENCH_metaheu_ls_vnd_bvns_ts__niter_10_search_greedy_init_one2one_memory_10_times4ave_25_maxs_1.0'.N3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4" table:default-cell-style-name="Default"/>
        <table:table-row table:style-name="ro1">
          <table:table-cell/>
          <table:table-cell office:value-type="string" calcext:value-type="string">
            <text:p>distance_file</text:p>
          </table:table-cell>
          <table:table-cell office:value-type="string" calcext:value-type="string">
            <text:p>ls_av_elapsed_time</text:p>
          </table:table-cell>
          <table:table-cell office:value-type="string" calcext:value-type="string">
            <text:p>ls_av_cost</text:p>
          </table:table-cell>
          <table:table-cell office:value-type="string" calcext:value-type="string">
            <text:p>ls_best_cost</text:p>
          </table:table-cell>
          <table:table-cell office:value-type="string" calcext:value-type="string">
            <text:p>vnd_av_elapsed_time</text:p>
          </table:table-cell>
          <table:table-cell office:value-type="string" calcext:value-type="string">
            <text:p>vnd_av_cost</text:p>
          </table:table-cell>
          <table:table-cell office:value-type="string" calcext:value-type="string">
            <text:p>vnd_best_cost</text:p>
          </table:table-cell>
          <table:table-cell office:value-type="string" calcext:value-type="string">
            <text:p>bvns_av_elapsed_time</text:p>
          </table:table-cell>
          <table:table-cell office:value-type="string" calcext:value-type="string">
            <text:p>bvns_av_cost</text:p>
          </table:table-cell>
          <table:table-cell office:value-type="string" calcext:value-type="string">
            <text:p>bvns_best_cost</text:p>
          </table:table-cell>
          <table:table-cell office:value-type="string" calcext:value-type="string">
            <text:p>ts_av_elapsed_time</text:p>
          </table:table-cell>
          <table:table-cell office:value-type="string" calcext:value-type="string">
            <text:p>ts_av_cost</text:p>
          </table:table-cell>
          <table:table-cell office:value-type="string" calcext:value-type="string">
            <text:p>ts_best_cost</text:p>
          </table:table-cell>
          <table:table-cell office:value-type="string" calcext:value-type="string">
            <text:p>ls_diff</text:p>
          </table:table-cell>
          <table:table-cell office:value-type="string" calcext:value-type="string">
            <text:p>vnd_diff</text:p>
          </table:table-cell>
          <table:table-cell office:value-type="string" calcext:value-type="string">
            <text:p>bvns_diff</text:p>
          </table:table-cell>
          <table:table-cell office:value-type="string" calcext:value-type="string">
            <text:p>ts_dif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data/30nodes/dis_29.txt</text:p>
          </table:table-cell>
          <table:table-cell office:value-type="float" office:value="0.0230362987518311" calcext:value-type="float">
            <text:p>0,023036298751831</text:p>
          </table:table-cell>
          <table:table-cell office:value-type="float" office:value="2597.09" calcext:value-type="float">
            <text:p>2597,09</text:p>
          </table:table-cell>
          <table:table-cell office:value-type="float" office:value="1999" calcext:value-type="float">
            <text:p>1999</text:p>
          </table:table-cell>
          <table:table-cell office:value-type="float" office:value="0.114576091766357" calcext:value-type="float">
            <text:p>0,114576091766357</text:p>
          </table:table-cell>
          <table:table-cell office:value-type="float" office:value="1182.89" calcext:value-type="float">
            <text:p>1182,89</text:p>
          </table:table-cell>
          <table:table-cell office:value-type="float" office:value="964" calcext:value-type="float">
            <text:p>964</text:p>
          </table:table-cell>
          <table:table-cell office:value-type="float" office:value="1.0006520485878" calcext:value-type="float">
            <text:p>1,0006520485878</text:p>
          </table:table-cell>
          <table:table-cell office:value-type="float" office:value="1005.95" calcext:value-type="float">
            <text:p>1005,95</text:p>
          </table:table-cell>
          <table:table-cell office:value-type="float" office:value="920" calcext:value-type="float">
            <text:p>920</text:p>
          </table:table-cell>
          <table:table-cell office:value-type="float" office:value="1.00883375644684" calcext:value-type="float">
            <text:p>1,00883375644684</text:p>
          </table:table-cell>
          <table:table-cell office:value-type="float" office:value="1647.05" calcext:value-type="float">
            <text:p>1647,05</text:p>
          </table:table-cell>
          <table:table-cell office:value-type="float" office:value="1422" calcext:value-type="float">
            <text:p>1422</text:p>
          </table:table-cell>
          <table:table-cell table:formula="of:=[.D2]-[.E2]" office:value-type="float" office:value="598.09" calcext:value-type="float">
            <text:p>598,09</text:p>
          </table:table-cell>
          <table:table-cell table:formula="of:=[.G2]-[.H2]" office:value-type="float" office:value="218.89" calcext:value-type="float">
            <text:p>218,89</text:p>
          </table:table-cell>
          <table:table-cell table:formula="of:=[.J2]-[.K2]" office:value-type="float" office:value="85.95" calcext:value-type="float">
            <text:p>85,95</text:p>
          </table:table-cell>
          <table:table-cell table:formula="of:=[.M2]-[.N2]" office:value-type="float" office:value="225.05" calcext:value-type="float">
            <text:p>225,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data/30nodes/dis_1.txt</text:p>
          </table:table-cell>
          <table:table-cell office:value-type="float" office:value="0.0250552868843079" calcext:value-type="float">
            <text:p>0,025055286884308</text:p>
          </table:table-cell>
          <table:table-cell office:value-type="float" office:value="2905.04" calcext:value-type="float">
            <text:p>2905,04</text:p>
          </table:table-cell>
          <table:table-cell office:value-type="float" office:value="2028" calcext:value-type="float">
            <text:p>2028</text:p>
          </table:table-cell>
          <table:table-cell office:value-type="float" office:value="0.116745312213898" calcext:value-type="float">
            <text:p>0,116745312213898</text:p>
          </table:table-cell>
          <table:table-cell office:value-type="float" office:value="1218.33" calcext:value-type="float">
            <text:p>1218,33</text:p>
          </table:table-cell>
          <table:table-cell office:value-type="float" office:value="1004" calcext:value-type="float">
            <text:p>1004</text:p>
          </table:table-cell>
          <table:table-cell office:value-type="float" office:value="1.00047403812408" calcext:value-type="float">
            <text:p>1,00047403812408</text:p>
          </table:table-cell>
          <table:table-cell office:value-type="float" office:value="989.17" calcext:value-type="float">
            <text:p>989,17</text:p>
          </table:table-cell>
          <table:table-cell office:value-type="float" office:value="866" calcext:value-type="float">
            <text:p>866</text:p>
          </table:table-cell>
          <table:table-cell office:value-type="float" office:value="1.00782222270966" calcext:value-type="float">
            <text:p>1,00782222270966</text:p>
          </table:table-cell>
          <table:table-cell office:value-type="float" office:value="1816.53" calcext:value-type="float">
            <text:p>1816,53</text:p>
          </table:table-cell>
          <table:table-cell office:value-type="float" office:value="1569" calcext:value-type="float">
            <text:p>1569</text:p>
          </table:table-cell>
          <table:table-cell table:formula="of:=[.D3]-[.E3]" office:value-type="float" office:value="877.04" calcext:value-type="float">
            <text:p>877,04</text:p>
          </table:table-cell>
          <table:table-cell table:formula="of:=[.G3]-[.H3]" office:value-type="float" office:value="214.33" calcext:value-type="float">
            <text:p>214,33</text:p>
          </table:table-cell>
          <table:table-cell table:formula="of:=[.J3]-[.K3]" office:value-type="float" office:value="123.17" calcext:value-type="float">
            <text:p>123,17</text:p>
          </table:table-cell>
          <table:table-cell table:formula="of:=[.M3]-[.N3]" office:value-type="float" office:value="247.53" calcext:value-type="float">
            <text:p>247,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data/30nodes/dis_12.txt</text:p>
          </table:table-cell>
          <table:table-cell office:value-type="float" office:value="0.0244809889793396" calcext:value-type="float">
            <text:p>0,02448098897934</text:p>
          </table:table-cell>
          <table:table-cell office:value-type="float" office:value="2959.97" calcext:value-type="float">
            <text:p>2959,97</text:p>
          </table:table-cell>
          <table:table-cell office:value-type="float" office:value="1891" calcext:value-type="float">
            <text:p>1891</text:p>
          </table:table-cell>
          <table:table-cell office:value-type="float" office:value="0.114754681587219" calcext:value-type="float">
            <text:p>0,114754681587219</text:p>
          </table:table-cell>
          <table:table-cell office:value-type="float" office:value="1198.47" calcext:value-type="float">
            <text:p>1198,47</text:p>
          </table:table-cell>
          <table:table-cell office:value-type="float" office:value="989" calcext:value-type="float">
            <text:p>989</text:p>
          </table:table-cell>
          <table:table-cell office:value-type="float" office:value="1.00093194961548" calcext:value-type="float">
            <text:p>1,00093194961548</text:p>
          </table:table-cell>
          <table:table-cell office:value-type="float" office:value="982.43" calcext:value-type="float">
            <text:p>982,43</text:p>
          </table:table-cell>
          <table:table-cell office:value-type="float" office:value="895" calcext:value-type="float">
            <text:p>895</text:p>
          </table:table-cell>
          <table:table-cell office:value-type="float" office:value="1.0049006819725" calcext:value-type="float">
            <text:p>1,0049006819725</text:p>
          </table:table-cell>
          <table:table-cell office:value-type="float" office:value="1809.01" calcext:value-type="float">
            <text:p>1809,01</text:p>
          </table:table-cell>
          <table:table-cell office:value-type="float" office:value="1566" calcext:value-type="float">
            <text:p>1566</text:p>
          </table:table-cell>
          <table:table-cell table:formula="of:=[.D4]-[.E4]" office:value-type="float" office:value="1068.97" calcext:value-type="float">
            <text:p>1068,97</text:p>
          </table:table-cell>
          <table:table-cell table:formula="of:=[.G4]-[.H4]" office:value-type="float" office:value="209.47" calcext:value-type="float">
            <text:p>209,47</text:p>
          </table:table-cell>
          <table:table-cell table:formula="of:=[.J4]-[.K4]" office:value-type="float" office:value="87.43" calcext:value-type="float">
            <text:p>87,43</text:p>
          </table:table-cell>
          <table:table-cell table:formula="of:=[.M4]-[.N4]" office:value-type="float" office:value="243.01" calcext:value-type="float">
            <text:p>243,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data/30nodes/dis_4.txt</text:p>
          </table:table-cell>
          <table:table-cell office:value-type="float" office:value="0.0238374757766724" calcext:value-type="float">
            <text:p>0,023837475776672</text:p>
          </table:table-cell>
          <table:table-cell office:value-type="float" office:value="3015.77" calcext:value-type="float">
            <text:p>3015,77</text:p>
          </table:table-cell>
          <table:table-cell office:value-type="float" office:value="2257" calcext:value-type="float">
            <text:p>2257</text:p>
          </table:table-cell>
          <table:table-cell office:value-type="float" office:value="0.113756909370422" calcext:value-type="float">
            <text:p>0,113756909370422</text:p>
          </table:table-cell>
          <table:table-cell office:value-type="float" office:value="1250.29" calcext:value-type="float">
            <text:p>1250,29</text:p>
          </table:table-cell>
          <table:table-cell office:value-type="float" office:value="1061" calcext:value-type="float">
            <text:p>1061</text:p>
          </table:table-cell>
          <table:table-cell office:value-type="float" office:value="1.00074715137482" calcext:value-type="float">
            <text:p>1,00074715137482</text:p>
          </table:table-cell>
          <table:table-cell office:value-type="float" office:value="1038.42" calcext:value-type="float">
            <text:p>1038,42</text:p>
          </table:table-cell>
          <table:table-cell office:value-type="float" office:value="929" calcext:value-type="float">
            <text:p>929</text:p>
          </table:table-cell>
          <table:table-cell office:value-type="float" office:value="1.00899389982224" calcext:value-type="float">
            <text:p>1,00899389982224</text:p>
          </table:table-cell>
          <table:table-cell office:value-type="float" office:value="1875.21" calcext:value-type="float">
            <text:p>1875,21</text:p>
          </table:table-cell>
          <table:table-cell office:value-type="float" office:value="1655" calcext:value-type="float">
            <text:p>1655</text:p>
          </table:table-cell>
          <table:table-cell table:formula="of:=[.D5]-[.E5]" office:value-type="float" office:value="758.77" calcext:value-type="float">
            <text:p>758,77</text:p>
          </table:table-cell>
          <table:table-cell table:formula="of:=[.G5]-[.H5]" office:value-type="float" office:value="189.29" calcext:value-type="float">
            <text:p>189,29</text:p>
          </table:table-cell>
          <table:table-cell table:formula="of:=[.J5]-[.K5]" office:value-type="float" office:value="109.42" calcext:value-type="float">
            <text:p>109,42</text:p>
          </table:table-cell>
          <table:table-cell table:formula="of:=[.M5]-[.N5]" office:value-type="float" office:value="220.21" calcext:value-type="float">
            <text:p>220,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./data/30nodes/dis_25.txt</text:p>
          </table:table-cell>
          <table:table-cell office:value-type="float" office:value="0.0252647733688355" calcext:value-type="float">
            <text:p>0,025264773368836</text:p>
          </table:table-cell>
          <table:table-cell office:value-type="float" office:value="3048.57" calcext:value-type="float">
            <text:p>3048,57</text:p>
          </table:table-cell>
          <table:table-cell office:value-type="float" office:value="1829" calcext:value-type="float">
            <text:p>1829</text:p>
          </table:table-cell>
          <table:table-cell office:value-type="float" office:value="0.114253513813019" calcext:value-type="float">
            <text:p>0,114253513813019</text:p>
          </table:table-cell>
          <table:table-cell office:value-type="float" office:value="1212.06" calcext:value-type="float">
            <text:p>1212,06</text:p>
          </table:table-cell>
          <table:table-cell office:value-type="float" office:value="995" calcext:value-type="float">
            <text:p>995</text:p>
          </table:table-cell>
          <table:table-cell office:value-type="float" office:value="1.00076273918152" calcext:value-type="float">
            <text:p>1,00076273918152</text:p>
          </table:table-cell>
          <table:table-cell office:value-type="float" office:value="1007.88" calcext:value-type="float">
            <text:p>1007,88</text:p>
          </table:table-cell>
          <table:table-cell office:value-type="float" office:value="912" calcext:value-type="float">
            <text:p>912</text:p>
          </table:table-cell>
          <table:table-cell office:value-type="float" office:value="1.00711878299713" calcext:value-type="float">
            <text:p>1,00711878299713</text:p>
          </table:table-cell>
          <table:table-cell office:value-type="float" office:value="1889.12" calcext:value-type="float">
            <text:p>1889,12</text:p>
          </table:table-cell>
          <table:table-cell office:value-type="float" office:value="1636" calcext:value-type="float">
            <text:p>1636</text:p>
          </table:table-cell>
          <table:table-cell table:formula="of:=[.D6]-[.E6]" office:value-type="float" office:value="1219.57" calcext:value-type="float">
            <text:p>1219,57</text:p>
          </table:table-cell>
          <table:table-cell table:formula="of:=[.G6]-[.H6]" office:value-type="float" office:value="217.06" calcext:value-type="float">
            <text:p>217,06</text:p>
          </table:table-cell>
          <table:table-cell table:formula="of:=[.J6]-[.K6]" office:value-type="float" office:value="95.88" calcext:value-type="float">
            <text:p>95,88</text:p>
          </table:table-cell>
          <table:table-cell table:formula="of:=[.M6]-[.N6]" office:value-type="float" office:value="253.12" calcext:value-type="float">
            <text:p>253,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./data/30nodes/dis_28.txt</text:p>
          </table:table-cell>
          <table:table-cell office:value-type="float" office:value="0.0244378042221069" calcext:value-type="float">
            <text:p>0,024437804222107</text:p>
          </table:table-cell>
          <table:table-cell office:value-type="float" office:value="2883.52" calcext:value-type="float">
            <text:p>2883,52</text:p>
          </table:table-cell>
          <table:table-cell office:value-type="float" office:value="2046" calcext:value-type="float">
            <text:p>2046</text:p>
          </table:table-cell>
          <table:table-cell office:value-type="float" office:value="0.116708610057831" calcext:value-type="float">
            <text:p>0,116708610057831</text:p>
          </table:table-cell>
          <table:table-cell office:value-type="float" office:value="1220.62" calcext:value-type="float">
            <text:p>1220,62</text:p>
          </table:table-cell>
          <table:table-cell office:value-type="float" office:value="1007" calcext:value-type="float">
            <text:p>1007</text:p>
          </table:table-cell>
          <table:table-cell office:value-type="float" office:value="1.00061196565628" calcext:value-type="float">
            <text:p>1,00061196565628</text:p>
          </table:table-cell>
          <table:table-cell office:value-type="float" office:value="1014.53" calcext:value-type="float">
            <text:p>1014,53</text:p>
          </table:table-cell>
          <table:table-cell office:value-type="float" office:value="920" calcext:value-type="float">
            <text:p>920</text:p>
          </table:table-cell>
          <table:table-cell office:value-type="float" office:value="1.00623961687088" calcext:value-type="float">
            <text:p>1,00623961687088</text:p>
          </table:table-cell>
          <table:table-cell office:value-type="float" office:value="1819.36" calcext:value-type="float">
            <text:p>1819,36</text:p>
          </table:table-cell>
          <table:table-cell office:value-type="float" office:value="1612" calcext:value-type="float">
            <text:p>1612</text:p>
          </table:table-cell>
          <table:table-cell table:formula="of:=[.D7]-[.E7]" office:value-type="float" office:value="837.52" calcext:value-type="float">
            <text:p>837,52</text:p>
          </table:table-cell>
          <table:table-cell table:formula="of:=[.G7]-[.H7]" office:value-type="float" office:value="213.62" calcext:value-type="float">
            <text:p>213,62</text:p>
          </table:table-cell>
          <table:table-cell table:formula="of:=[.J7]-[.K7]" office:value-type="float" office:value="94.53" calcext:value-type="float">
            <text:p>94,53</text:p>
          </table:table-cell>
          <table:table-cell table:formula="of:=[.M7]-[.N7]" office:value-type="float" office:value="207.36" calcext:value-type="float">
            <text:p>207,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./data/30nodes/dis_8.txt</text:p>
          </table:table-cell>
          <table:table-cell office:value-type="float" office:value="0.0233309102058411" calcext:value-type="float">
            <text:p>0,023330910205841</text:p>
          </table:table-cell>
          <table:table-cell office:value-type="float" office:value="3024.27" calcext:value-type="float">
            <text:p>3024,27</text:p>
          </table:table-cell>
          <table:table-cell office:value-type="float" office:value="2058" calcext:value-type="float">
            <text:p>2058</text:p>
          </table:table-cell>
          <table:table-cell office:value-type="float" office:value="0.116767992973328" calcext:value-type="float">
            <text:p>0,116767992973328</text:p>
          </table:table-cell>
          <table:table-cell office:value-type="float" office:value="1216.04" calcext:value-type="float">
            <text:p>1216,04</text:p>
          </table:table-cell>
          <table:table-cell office:value-type="float" office:value="1031" calcext:value-type="float">
            <text:p>1031</text:p>
          </table:table-cell>
          <table:table-cell office:value-type="float" office:value="1.0006227016449" calcext:value-type="float">
            <text:p>1,0006227016449</text:p>
          </table:table-cell>
          <table:table-cell office:value-type="float" office:value="1013.81" calcext:value-type="float">
            <text:p>1013,81</text:p>
          </table:table-cell>
          <table:table-cell office:value-type="float" office:value="910" calcext:value-type="float">
            <text:p>910</text:p>
          </table:table-cell>
          <table:table-cell office:value-type="float" office:value="1.00927794933319" calcext:value-type="float">
            <text:p>1,00927794933319</text:p>
          </table:table-cell>
          <table:table-cell office:value-type="float" office:value="1837.78" calcext:value-type="float">
            <text:p>1837,78</text:p>
          </table:table-cell>
          <table:table-cell office:value-type="float" office:value="1529" calcext:value-type="float">
            <text:p>1529</text:p>
          </table:table-cell>
          <table:table-cell table:formula="of:=[.D8]-[.E8]" office:value-type="float" office:value="966.27" calcext:value-type="float">
            <text:p>966,27</text:p>
          </table:table-cell>
          <table:table-cell table:formula="of:=[.G8]-[.H8]" office:value-type="float" office:value="185.04" calcext:value-type="float">
            <text:p>185,04</text:p>
          </table:table-cell>
          <table:table-cell table:formula="of:=[.J8]-[.K8]" office:value-type="float" office:value="103.81" calcext:value-type="float">
            <text:p>103,81</text:p>
          </table:table-cell>
          <table:table-cell table:formula="of:=[.M8]-[.N8]" office:value-type="float" office:value="308.78" calcext:value-type="float">
            <text:p>308,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./data/30nodes/dis_13.txt</text:p>
          </table:table-cell>
          <table:table-cell office:value-type="float" office:value="0.0228611969947815" calcext:value-type="float">
            <text:p>0,022861196994782</text:p>
          </table:table-cell>
          <table:table-cell office:value-type="float" office:value="3015.48" calcext:value-type="float">
            <text:p>3015,48</text:p>
          </table:table-cell>
          <table:table-cell office:value-type="float" office:value="2205" calcext:value-type="float">
            <text:p>2205</text:p>
          </table:table-cell>
          <table:table-cell office:value-type="float" office:value="0.113242647647858" calcext:value-type="float">
            <text:p>0,113242647647858</text:p>
          </table:table-cell>
          <table:table-cell office:value-type="float" office:value="1219.06" calcext:value-type="float">
            <text:p>1219,06</text:p>
          </table:table-cell>
          <table:table-cell office:value-type="float" office:value="1043" calcext:value-type="float">
            <text:p>1043</text:p>
          </table:table-cell>
          <table:table-cell office:value-type="float" office:value="1.00055583238602" calcext:value-type="float">
            <text:p>1,00055583238602</text:p>
          </table:table-cell>
          <table:table-cell office:value-type="float" office:value="998.07" calcext:value-type="float">
            <text:p>998,07</text:p>
          </table:table-cell>
          <table:table-cell office:value-type="float" office:value="917" calcext:value-type="float">
            <text:p>917</text:p>
          </table:table-cell>
          <table:table-cell office:value-type="float" office:value="1.00943121194839" calcext:value-type="float">
            <text:p>1,00943121194839</text:p>
          </table:table-cell>
          <table:table-cell office:value-type="float" office:value="1841.46" calcext:value-type="float">
            <text:p>1841,46</text:p>
          </table:table-cell>
          <table:table-cell office:value-type="float" office:value="1593" calcext:value-type="float">
            <text:p>1593</text:p>
          </table:table-cell>
          <table:table-cell table:formula="of:=[.D9]-[.E9]" office:value-type="float" office:value="810.48" calcext:value-type="float">
            <text:p>810,48</text:p>
          </table:table-cell>
          <table:table-cell table:formula="of:=[.G9]-[.H9]" office:value-type="float" office:value="176.06" calcext:value-type="float">
            <text:p>176,06</text:p>
          </table:table-cell>
          <table:table-cell table:formula="of:=[.J9]-[.K9]" office:value-type="float" office:value="81.07" calcext:value-type="float">
            <text:p>81,07</text:p>
          </table:table-cell>
          <table:table-cell table:formula="of:=[.M9]-[.N9]" office:value-type="float" office:value="248.46" calcext:value-type="float">
            <text:p>248,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./data/30nodes/dis_22.txt</text:p>
          </table:table-cell>
          <table:table-cell office:value-type="float" office:value="0.0235766792297363" calcext:value-type="float">
            <text:p>0,023576679229736</text:p>
          </table:table-cell>
          <table:table-cell office:value-type="float" office:value="2982.41" calcext:value-type="float">
            <text:p>2982,41</text:p>
          </table:table-cell>
          <table:table-cell office:value-type="float" office:value="2223" calcext:value-type="float">
            <text:p>2223</text:p>
          </table:table-cell>
          <table:table-cell office:value-type="float" office:value="0.116424288749695" calcext:value-type="float">
            <text:p>0,116424288749695</text:p>
          </table:table-cell>
          <table:table-cell office:value-type="float" office:value="1268.9" calcext:value-type="float">
            <text:p>1268,9</text:p>
          </table:table-cell>
          <table:table-cell office:value-type="float" office:value="1105" calcext:value-type="float">
            <text:p>1105</text:p>
          </table:table-cell>
          <table:table-cell office:value-type="float" office:value="1.00030257463455" calcext:value-type="float">
            <text:p>1,00030257463455</text:p>
          </table:table-cell>
          <table:table-cell office:value-type="float" office:value="1042.14" calcext:value-type="float">
            <text:p>1042,14</text:p>
          </table:table-cell>
          <table:table-cell office:value-type="float" office:value="923" calcext:value-type="float">
            <text:p>923</text:p>
          </table:table-cell>
          <table:table-cell office:value-type="float" office:value="1.00720593214035" calcext:value-type="float">
            <text:p>1,00720593214035</text:p>
          </table:table-cell>
          <table:table-cell office:value-type="float" office:value="1849.28" calcext:value-type="float">
            <text:p>1849,28</text:p>
          </table:table-cell>
          <table:table-cell office:value-type="float" office:value="1630" calcext:value-type="float">
            <text:p>1630</text:p>
          </table:table-cell>
          <table:table-cell table:formula="of:=[.D10]-[.E10]" office:value-type="float" office:value="759.41" calcext:value-type="float">
            <text:p>759,41</text:p>
          </table:table-cell>
          <table:table-cell table:formula="of:=[.G10]-[.H10]" office:value-type="float" office:value="163.9" calcext:value-type="float">
            <text:p>163,9</text:p>
          </table:table-cell>
          <table:table-cell table:formula="of:=[.J10]-[.K10]" office:value-type="float" office:value="119.14" calcext:value-type="float">
            <text:p>119,14</text:p>
          </table:table-cell>
          <table:table-cell table:formula="of:=[.M10]-[.N10]" office:value-type="float" office:value="219.28" calcext:value-type="float">
            <text:p>219,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./data/30nodes/dis_0.txt</text:p>
          </table:table-cell>
          <table:table-cell office:value-type="float" office:value="0.0201540470123291" calcext:value-type="float">
            <text:p>0,020154047012329</text:p>
          </table:table-cell>
          <table:table-cell office:value-type="float" office:value="3095.66" calcext:value-type="float">
            <text:p>3095,66</text:p>
          </table:table-cell>
          <table:table-cell office:value-type="float" office:value="2110" calcext:value-type="float">
            <text:p>2110</text:p>
          </table:table-cell>
          <table:table-cell office:value-type="float" office:value="0.119192657470703" calcext:value-type="float">
            <text:p>0,119192657470703</text:p>
          </table:table-cell>
          <table:table-cell office:value-type="float" office:value="1221.66" calcext:value-type="float">
            <text:p>1221,66</text:p>
          </table:table-cell>
          <table:table-cell office:value-type="float" office:value="1020" calcext:value-type="float">
            <text:p>1020</text:p>
          </table:table-cell>
          <table:table-cell office:value-type="float" office:value="1.00076400518417" calcext:value-type="float">
            <text:p>1,00076400518417</text:p>
          </table:table-cell>
          <table:table-cell office:value-type="float" office:value="1031.94" calcext:value-type="float">
            <text:p>1031,94</text:p>
          </table:table-cell>
          <table:table-cell office:value-type="float" office:value="952" calcext:value-type="float">
            <text:p>952</text:p>
          </table:table-cell>
          <table:table-cell office:value-type="float" office:value="1.00847039461136" calcext:value-type="float">
            <text:p>1,00847039461136</text:p>
          </table:table-cell>
          <table:table-cell office:value-type="float" office:value="1843.61" calcext:value-type="float">
            <text:p>1843,61</text:p>
          </table:table-cell>
          <table:table-cell office:value-type="float" office:value="1630" calcext:value-type="float">
            <text:p>1630</text:p>
          </table:table-cell>
          <table:table-cell table:formula="of:=[.D11]-[.E11]" office:value-type="float" office:value="985.66" calcext:value-type="float">
            <text:p>985,66</text:p>
          </table:table-cell>
          <table:table-cell table:formula="of:=[.G11]-[.H11]" office:value-type="float" office:value="201.66" calcext:value-type="float">
            <text:p>201,66</text:p>
          </table:table-cell>
          <table:table-cell table:formula="of:=[.J11]-[.K11]" office:value-type="float" office:value="79.9400000000001" calcext:value-type="float">
            <text:p>79,9400000000001</text:p>
          </table:table-cell>
          <table:table-cell table:formula="of:=[.M11]-[.N11]" office:value-type="float" office:value="213.61" calcext:value-type="float">
            <text:p>213,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./data/30nodes/dis_6.txt</text:p>
          </table:table-cell>
          <table:table-cell office:value-type="float" office:value="0.0230228734016418" calcext:value-type="float">
            <text:p>0,023022873401642</text:p>
          </table:table-cell>
          <table:table-cell office:value-type="float" office:value="3146.86" calcext:value-type="float">
            <text:p>3146,86</text:p>
          </table:table-cell>
          <table:table-cell office:value-type="float" office:value="2269" calcext:value-type="float">
            <text:p>2269</text:p>
          </table:table-cell>
          <table:table-cell office:value-type="float" office:value="0.113615684509277" calcext:value-type="float">
            <text:p>0,113615684509277</text:p>
          </table:table-cell>
          <table:table-cell office:value-type="float" office:value="1237.06" calcext:value-type="float">
            <text:p>1237,06</text:p>
          </table:table-cell>
          <table:table-cell office:value-type="float" office:value="982" calcext:value-type="float">
            <text:p>982</text:p>
          </table:table-cell>
          <table:table-cell office:value-type="float" office:value="1.00040381193161" calcext:value-type="float">
            <text:p>1,00040381193161</text:p>
          </table:table-cell>
          <table:table-cell office:value-type="float" office:value="1015.68" calcext:value-type="float">
            <text:p>1015,68</text:p>
          </table:table-cell>
          <table:table-cell office:value-type="float" office:value="913" calcext:value-type="float">
            <text:p>913</text:p>
          </table:table-cell>
          <table:table-cell office:value-type="float" office:value="1.0076389336586" calcext:value-type="float">
            <text:p>1,0076389336586</text:p>
          </table:table-cell>
          <table:table-cell office:value-type="float" office:value="1906.57" calcext:value-type="float">
            <text:p>1906,57</text:p>
          </table:table-cell>
          <table:table-cell office:value-type="float" office:value="1692" calcext:value-type="float">
            <text:p>1692</text:p>
          </table:table-cell>
          <table:table-cell table:formula="of:=[.D12]-[.E12]" office:value-type="float" office:value="877.86" calcext:value-type="float">
            <text:p>877,86</text:p>
          </table:table-cell>
          <table:table-cell table:formula="of:=[.G12]-[.H12]" office:value-type="float" office:value="255.06" calcext:value-type="float">
            <text:p>255,06</text:p>
          </table:table-cell>
          <table:table-cell table:formula="of:=[.J12]-[.K12]" office:value-type="float" office:value="102.68" calcext:value-type="float">
            <text:p>102,68</text:p>
          </table:table-cell>
          <table:table-cell table:formula="of:=[.M12]-[.N12]" office:value-type="float" office:value="214.57" calcext:value-type="float">
            <text:p>214,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./data/30nodes/dis_11.txt</text:p>
          </table:table-cell>
          <table:table-cell office:value-type="float" office:value="0.0217496585845947" calcext:value-type="float">
            <text:p>0,021749658584595</text:p>
          </table:table-cell>
          <table:table-cell office:value-type="float" office:value="2925.32" calcext:value-type="float">
            <text:p>2925,32</text:p>
          </table:table-cell>
          <table:table-cell office:value-type="float" office:value="1941" calcext:value-type="float">
            <text:p>1941</text:p>
          </table:table-cell>
          <table:table-cell office:value-type="float" office:value="0.116793234348297" calcext:value-type="float">
            <text:p>0,116793234348297</text:p>
          </table:table-cell>
          <table:table-cell office:value-type="float" office:value="1211.63" calcext:value-type="float">
            <text:p>1211,63</text:p>
          </table:table-cell>
          <table:table-cell office:value-type="float" office:value="1020" calcext:value-type="float">
            <text:p>1020</text:p>
          </table:table-cell>
          <table:table-cell office:value-type="float" office:value="1.00089540243149" calcext:value-type="float">
            <text:p>1,00089540243149</text:p>
          </table:table-cell>
          <table:table-cell office:value-type="float" office:value="1001.48" calcext:value-type="float">
            <text:p>1001,48</text:p>
          </table:table-cell>
          <table:table-cell office:value-type="float" office:value="902" calcext:value-type="float">
            <text:p>902</text:p>
          </table:table-cell>
          <table:table-cell office:value-type="float" office:value="1.00719181537628" calcext:value-type="float">
            <text:p>1,00719181537628</text:p>
          </table:table-cell>
          <table:table-cell office:value-type="float" office:value="1776.94" calcext:value-type="float">
            <text:p>1776,94</text:p>
          </table:table-cell>
          <table:table-cell office:value-type="float" office:value="1558" calcext:value-type="float">
            <text:p>1558</text:p>
          </table:table-cell>
          <table:table-cell table:formula="of:=[.D13]-[.E13]" office:value-type="float" office:value="984.32" calcext:value-type="float">
            <text:p>984,32</text:p>
          </table:table-cell>
          <table:table-cell table:formula="of:=[.G13]-[.H13]" office:value-type="float" office:value="191.63" calcext:value-type="float">
            <text:p>191,63</text:p>
          </table:table-cell>
          <table:table-cell table:formula="of:=[.J13]-[.K13]" office:value-type="float" office:value="99.48" calcext:value-type="float">
            <text:p>99,48</text:p>
          </table:table-cell>
          <table:table-cell table:formula="of:=[.M13]-[.N13]" office:value-type="float" office:value="218.94" calcext:value-type="float">
            <text:p>218,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./data/30nodes/dis_18.txt</text:p>
          </table:table-cell>
          <table:table-cell office:value-type="float" office:value="0.0237572765350342" calcext:value-type="float">
            <text:p>0,023757276535034</text:p>
          </table:table-cell>
          <table:table-cell office:value-type="float" office:value="3100.58" calcext:value-type="float">
            <text:p>3100,58</text:p>
          </table:table-cell>
          <table:table-cell office:value-type="float" office:value="2062" calcext:value-type="float">
            <text:p>2062</text:p>
          </table:table-cell>
          <table:table-cell office:value-type="float" office:value="0.113998317718506" calcext:value-type="float">
            <text:p>0,113998317718506</text:p>
          </table:table-cell>
          <table:table-cell office:value-type="float" office:value="1239.98" calcext:value-type="float">
            <text:p>1239,98</text:p>
          </table:table-cell>
          <table:table-cell office:value-type="float" office:value="970" calcext:value-type="float">
            <text:p>970</text:p>
          </table:table-cell>
          <table:table-cell office:value-type="float" office:value="1.00062069892883" calcext:value-type="float">
            <text:p>1,00062069892883</text:p>
          </table:table-cell>
          <table:table-cell office:value-type="float" office:value="1021.01" calcext:value-type="float">
            <text:p>1021,01</text:p>
          </table:table-cell>
          <table:table-cell office:value-type="float" office:value="881" calcext:value-type="float">
            <text:p>881</text:p>
          </table:table-cell>
          <table:table-cell office:value-type="float" office:value="1.00548772573471" calcext:value-type="float">
            <text:p>1,00548772573471</text:p>
          </table:table-cell>
          <table:table-cell office:value-type="float" office:value="1856.51" calcext:value-type="float">
            <text:p>1856,51</text:p>
          </table:table-cell>
          <table:table-cell office:value-type="float" office:value="1589" calcext:value-type="float">
            <text:p>1589</text:p>
          </table:table-cell>
          <table:table-cell table:formula="of:=[.D14]-[.E14]" office:value-type="float" office:value="1038.58" calcext:value-type="float">
            <text:p>1038,58</text:p>
          </table:table-cell>
          <table:table-cell table:formula="of:=[.G14]-[.H14]" office:value-type="float" office:value="269.98" calcext:value-type="float">
            <text:p>269,98</text:p>
          </table:table-cell>
          <table:table-cell table:formula="of:=[.J14]-[.K14]" office:value-type="float" office:value="140.01" calcext:value-type="float">
            <text:p>140,01</text:p>
          </table:table-cell>
          <table:table-cell table:formula="of:=[.M14]-[.N14]" office:value-type="float" office:value="267.51" calcext:value-type="float">
            <text:p>267,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./data/30nodes/dis_2.txt</text:p>
          </table:table-cell>
          <table:table-cell office:value-type="float" office:value="0.0204575490951538" calcext:value-type="float">
            <text:p>0,020457549095154</text:p>
          </table:table-cell>
          <table:table-cell office:value-type="float" office:value="2736.3" calcext:value-type="float">
            <text:p>2736,3</text:p>
          </table:table-cell>
          <table:table-cell office:value-type="float" office:value="1816" calcext:value-type="float">
            <text:p>1816</text:p>
          </table:table-cell>
          <table:table-cell office:value-type="float" office:value="0.12415858745575" calcext:value-type="float">
            <text:p>0,12415858745575</text:p>
          </table:table-cell>
          <table:table-cell office:value-type="float" office:value="1244.07" calcext:value-type="float">
            <text:p>1244,07</text:p>
          </table:table-cell>
          <table:table-cell office:value-type="float" office:value="1014" calcext:value-type="float">
            <text:p>1014</text:p>
          </table:table-cell>
          <table:table-cell office:value-type="float" office:value="1.0006405377388" calcext:value-type="float">
            <text:p>1,0006405377388</text:p>
          </table:table-cell>
          <table:table-cell office:value-type="float" office:value="1050.16" calcext:value-type="float">
            <text:p>1050,16</text:p>
          </table:table-cell>
          <table:table-cell office:value-type="float" office:value="954" calcext:value-type="float">
            <text:p>954</text:p>
          </table:table-cell>
          <table:table-cell office:value-type="float" office:value="1.00947239160538" calcext:value-type="float">
            <text:p>1,00947239160538</text:p>
          </table:table-cell>
          <table:table-cell office:value-type="float" office:value="1690.56" calcext:value-type="float">
            <text:p>1690,56</text:p>
          </table:table-cell>
          <table:table-cell office:value-type="float" office:value="1456" calcext:value-type="float">
            <text:p>1456</text:p>
          </table:table-cell>
          <table:table-cell table:formula="of:=[.D15]-[.E15]" office:value-type="float" office:value="920.3" calcext:value-type="float">
            <text:p>920,3</text:p>
          </table:table-cell>
          <table:table-cell table:formula="of:=[.G15]-[.H15]" office:value-type="float" office:value="230.07" calcext:value-type="float">
            <text:p>230,07</text:p>
          </table:table-cell>
          <table:table-cell table:formula="of:=[.J15]-[.K15]" office:value-type="float" office:value="96.1600000000001" calcext:value-type="float">
            <text:p>96,1600000000001</text:p>
          </table:table-cell>
          <table:table-cell table:formula="of:=[.M15]-[.N15]" office:value-type="float" office:value="234.56" calcext:value-type="float">
            <text:p>234,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./data/30nodes/dis_20.txt</text:p>
          </table:table-cell>
          <table:table-cell office:value-type="float" office:value="0.0251050734519959" calcext:value-type="float">
            <text:p>0,025105073451996</text:p>
          </table:table-cell>
          <table:table-cell office:value-type="float" office:value="2867.42" calcext:value-type="float">
            <text:p>2867,42</text:p>
          </table:table-cell>
          <table:table-cell office:value-type="float" office:value="1887" calcext:value-type="float">
            <text:p>1887</text:p>
          </table:table-cell>
          <table:table-cell office:value-type="float" office:value="0.121592147350311" calcext:value-type="float">
            <text:p>0,121592147350311</text:p>
          </table:table-cell>
          <table:table-cell office:value-type="float" office:value="1229.24" calcext:value-type="float">
            <text:p>1229,24</text:p>
          </table:table-cell>
          <table:table-cell office:value-type="float" office:value="1008" calcext:value-type="float">
            <text:p>1008</text:p>
          </table:table-cell>
          <table:table-cell office:value-type="float" office:value="1.00070969343185" calcext:value-type="float">
            <text:p>1,00070969343185</text:p>
          </table:table-cell>
          <table:table-cell office:value-type="float" office:value="1009.7" calcext:value-type="float">
            <text:p>1009,7</text:p>
          </table:table-cell>
          <table:table-cell office:value-type="float" office:value="892" calcext:value-type="float">
            <text:p>892</text:p>
          </table:table-cell>
          <table:table-cell office:value-type="float" office:value="1.00785039186478" calcext:value-type="float">
            <text:p>1,00785039186478</text:p>
          </table:table-cell>
          <table:table-cell office:value-type="float" office:value="1798.58" calcext:value-type="float">
            <text:p>1798,58</text:p>
          </table:table-cell>
          <table:table-cell office:value-type="float" office:value="1538" calcext:value-type="float">
            <text:p>1538</text:p>
          </table:table-cell>
          <table:table-cell table:formula="of:=[.D16]-[.E16]" office:value-type="float" office:value="980.42" calcext:value-type="float">
            <text:p>980,42</text:p>
          </table:table-cell>
          <table:table-cell table:formula="of:=[.G16]-[.H16]" office:value-type="float" office:value="221.24" calcext:value-type="float">
            <text:p>221,24</text:p>
          </table:table-cell>
          <table:table-cell table:formula="of:=[.J16]-[.K16]" office:value-type="float" office:value="117.7" calcext:value-type="float">
            <text:p>117,7</text:p>
          </table:table-cell>
          <table:table-cell table:formula="of:=[.M16]-[.N16]" office:value-type="float" office:value="260.58" calcext:value-type="float">
            <text:p>260,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./data/30nodes/dis_21.txt</text:p>
          </table:table-cell>
          <table:table-cell office:value-type="float" office:value="0.0237153482437134" calcext:value-type="float">
            <text:p>0,023715348243713</text:p>
          </table:table-cell>
          <table:table-cell office:value-type="float" office:value="2974.37" calcext:value-type="float">
            <text:p>2974,37</text:p>
          </table:table-cell>
          <table:table-cell office:value-type="float" office:value="2112" calcext:value-type="float">
            <text:p>2112</text:p>
          </table:table-cell>
          <table:table-cell office:value-type="float" office:value="0.114600875377655" calcext:value-type="float">
            <text:p>0,114600875377655</text:p>
          </table:table-cell>
          <table:table-cell office:value-type="float" office:value="1233.39" calcext:value-type="float">
            <text:p>1233,39</text:p>
          </table:table-cell>
          <table:table-cell office:value-type="float" office:value="1037" calcext:value-type="float">
            <text:p>1037</text:p>
          </table:table-cell>
          <table:table-cell office:value-type="float" office:value="1.00052302598953" calcext:value-type="float">
            <text:p>1,00052302598953</text:p>
          </table:table-cell>
          <table:table-cell office:value-type="float" office:value="1039.02" calcext:value-type="float">
            <text:p>1039,02</text:p>
          </table:table-cell>
          <table:table-cell office:value-type="float" office:value="925" calcext:value-type="float">
            <text:p>925</text:p>
          </table:table-cell>
          <table:table-cell office:value-type="float" office:value="1.00835936784744" calcext:value-type="float">
            <text:p>1,00835936784744</text:p>
          </table:table-cell>
          <table:table-cell office:value-type="float" office:value="1849.64" calcext:value-type="float">
            <text:p>1849,64</text:p>
          </table:table-cell>
          <table:table-cell office:value-type="float" office:value="1608" calcext:value-type="float">
            <text:p>1608</text:p>
          </table:table-cell>
          <table:table-cell table:formula="of:=[.D17]-[.E17]" office:value-type="float" office:value="862.37" calcext:value-type="float">
            <text:p>862,37</text:p>
          </table:table-cell>
          <table:table-cell table:formula="of:=[.G17]-[.H17]" office:value-type="float" office:value="196.39" calcext:value-type="float">
            <text:p>196,39</text:p>
          </table:table-cell>
          <table:table-cell table:formula="of:=[.J17]-[.K17]" office:value-type="float" office:value="114.02" calcext:value-type="float">
            <text:p>114,02</text:p>
          </table:table-cell>
          <table:table-cell table:formula="of:=[.M17]-[.N17]" office:value-type="float" office:value="241.64" calcext:value-type="float">
            <text:p>241,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./data/30nodes/dis_16.txt</text:p>
          </table:table-cell>
          <table:table-cell office:value-type="float" office:value="0.0250594019889832" calcext:value-type="float">
            <text:p>0,025059401988983</text:p>
          </table:table-cell>
          <table:table-cell office:value-type="float" office:value="2927.69" calcext:value-type="float">
            <text:p>2927,69</text:p>
          </table:table-cell>
          <table:table-cell office:value-type="float" office:value="2051" calcext:value-type="float">
            <text:p>2051</text:p>
          </table:table-cell>
          <table:table-cell office:value-type="float" office:value="0.116406304836273" calcext:value-type="float">
            <text:p>0,116406304836273</text:p>
          </table:table-cell>
          <table:table-cell office:value-type="float" office:value="1175.12" calcext:value-type="float">
            <text:p>1175,12</text:p>
          </table:table-cell>
          <table:table-cell office:value-type="float" office:value="1011" calcext:value-type="float">
            <text:p>1011</text:p>
          </table:table-cell>
          <table:table-cell office:value-type="float" office:value="1.00063068151474" calcext:value-type="float">
            <text:p>1,00063068151474</text:p>
          </table:table-cell>
          <table:table-cell office:value-type="float" office:value="1002.21" calcext:value-type="float">
            <text:p>1002,21</text:p>
          </table:table-cell>
          <table:table-cell office:value-type="float" office:value="913" calcext:value-type="float">
            <text:p>913</text:p>
          </table:table-cell>
          <table:table-cell office:value-type="float" office:value="1.00823153734207" calcext:value-type="float">
            <text:p>1,00823153734207</text:p>
          </table:table-cell>
          <table:table-cell office:value-type="float" office:value="1845.46" calcext:value-type="float">
            <text:p>1845,46</text:p>
          </table:table-cell>
          <table:table-cell office:value-type="float" office:value="1612" calcext:value-type="float">
            <text:p>1612</text:p>
          </table:table-cell>
          <table:table-cell table:formula="of:=[.D18]-[.E18]" office:value-type="float" office:value="876.69" calcext:value-type="float">
            <text:p>876,69</text:p>
          </table:table-cell>
          <table:table-cell table:formula="of:=[.G18]-[.H18]" office:value-type="float" office:value="164.12" calcext:value-type="float">
            <text:p>164,12</text:p>
          </table:table-cell>
          <table:table-cell table:formula="of:=[.J18]-[.K18]" office:value-type="float" office:value="89.21" calcext:value-type="float">
            <text:p>89,21</text:p>
          </table:table-cell>
          <table:table-cell table:formula="of:=[.M18]-[.N18]" office:value-type="float" office:value="233.46" calcext:value-type="float">
            <text:p>233,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./data/30nodes/dis_24.txt</text:p>
          </table:table-cell>
          <table:table-cell office:value-type="float" office:value="0.0265076756477356" calcext:value-type="float">
            <text:p>0,026507675647736</text:p>
          </table:table-cell>
          <table:table-cell office:value-type="float" office:value="3020.12" calcext:value-type="float">
            <text:p>3020,12</text:p>
          </table:table-cell>
          <table:table-cell office:value-type="float" office:value="2025" calcext:value-type="float">
            <text:p>2025</text:p>
          </table:table-cell>
          <table:table-cell office:value-type="float" office:value="0.115152297019958" calcext:value-type="float">
            <text:p>0,115152297019958</text:p>
          </table:table-cell>
          <table:table-cell office:value-type="float" office:value="1230.07" calcext:value-type="float">
            <text:p>1230,07</text:p>
          </table:table-cell>
          <table:table-cell office:value-type="float" office:value="1017" calcext:value-type="float">
            <text:p>1017</text:p>
          </table:table-cell>
          <table:table-cell office:value-type="float" office:value="1.00089109182358" calcext:value-type="float">
            <text:p>1,00089109182358</text:p>
          </table:table-cell>
          <table:table-cell office:value-type="float" office:value="1028.73" calcext:value-type="float">
            <text:p>1028,73</text:p>
          </table:table-cell>
          <table:table-cell office:value-type="float" office:value="904" calcext:value-type="float">
            <text:p>904</text:p>
          </table:table-cell>
          <table:table-cell office:value-type="float" office:value="1.01089564323425" calcext:value-type="float">
            <text:p>1,01089564323425</text:p>
          </table:table-cell>
          <table:table-cell office:value-type="float" office:value="1918.66" calcext:value-type="float">
            <text:p>1918,66</text:p>
          </table:table-cell>
          <table:table-cell office:value-type="float" office:value="1634" calcext:value-type="float">
            <text:p>1634</text:p>
          </table:table-cell>
          <table:table-cell table:formula="of:=[.D19]-[.E19]" office:value-type="float" office:value="995.12" calcext:value-type="float">
            <text:p>995,12</text:p>
          </table:table-cell>
          <table:table-cell table:formula="of:=[.G19]-[.H19]" office:value-type="float" office:value="213.07" calcext:value-type="float">
            <text:p>213,07</text:p>
          </table:table-cell>
          <table:table-cell table:formula="of:=[.J19]-[.K19]" office:value-type="float" office:value="124.73" calcext:value-type="float">
            <text:p>124,73</text:p>
          </table:table-cell>
          <table:table-cell table:formula="of:=[.M19]-[.N19]" office:value-type="float" office:value="284.66" calcext:value-type="float">
            <text:p>284,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./data/30nodes/dis_23.txt</text:p>
          </table:table-cell>
          <table:table-cell office:value-type="float" office:value="0.0219164729118347" calcext:value-type="float">
            <text:p>0,021916472911835</text:p>
          </table:table-cell>
          <table:table-cell office:value-type="float" office:value="2939.59" calcext:value-type="float">
            <text:p>2939,59</text:p>
          </table:table-cell>
          <table:table-cell office:value-type="float" office:value="2202" calcext:value-type="float">
            <text:p>2202</text:p>
          </table:table-cell>
          <table:table-cell office:value-type="float" office:value="0.118376257419586" calcext:value-type="float">
            <text:p>0,118376257419586</text:p>
          </table:table-cell>
          <table:table-cell office:value-type="float" office:value="1209.54" calcext:value-type="float">
            <text:p>1209,54</text:p>
          </table:table-cell>
          <table:table-cell office:value-type="float" office:value="1040" calcext:value-type="float">
            <text:p>1040</text:p>
          </table:table-cell>
          <table:table-cell office:value-type="float" office:value="1.00069610357285" calcext:value-type="float">
            <text:p>1,00069610357285</text:p>
          </table:table-cell>
          <table:table-cell office:value-type="float" office:value="1008.25" calcext:value-type="float">
            <text:p>1008,25</text:p>
          </table:table-cell>
          <table:table-cell office:value-type="float" office:value="912" calcext:value-type="float">
            <text:p>912</text:p>
          </table:table-cell>
          <table:table-cell office:value-type="float" office:value="1.00859156131744" calcext:value-type="float">
            <text:p>1,00859156131744</text:p>
          </table:table-cell>
          <table:table-cell office:value-type="float" office:value="1798.13" calcext:value-type="float">
            <text:p>1798,13</text:p>
          </table:table-cell>
          <table:table-cell office:value-type="float" office:value="1478" calcext:value-type="float">
            <text:p>1478</text:p>
          </table:table-cell>
          <table:table-cell table:formula="of:=[.D20]-[.E20]" office:value-type="float" office:value="737.59" calcext:value-type="float">
            <text:p>737,59</text:p>
          </table:table-cell>
          <table:table-cell table:formula="of:=[.G20]-[.H20]" office:value-type="float" office:value="169.54" calcext:value-type="float">
            <text:p>169,54</text:p>
          </table:table-cell>
          <table:table-cell table:formula="of:=[.J20]-[.K20]" office:value-type="float" office:value="96.25" calcext:value-type="float">
            <text:p>96,25</text:p>
          </table:table-cell>
          <table:table-cell table:formula="of:=[.M20]-[.N20]" office:value-type="float" office:value="320.13" calcext:value-type="float">
            <text:p>320,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./data/30nodes/dis_3.txt</text:p>
          </table:table-cell>
          <table:table-cell office:value-type="float" office:value="0.0268984627723694" calcext:value-type="float">
            <text:p>0,026898462772369</text:p>
          </table:table-cell>
          <table:table-cell office:value-type="float" office:value="3139.36" calcext:value-type="float">
            <text:p>3139,36</text:p>
          </table:table-cell>
          <table:table-cell office:value-type="float" office:value="2302" calcext:value-type="float">
            <text:p>2302</text:p>
          </table:table-cell>
          <table:table-cell office:value-type="float" office:value="0.113782708644867" calcext:value-type="float">
            <text:p>0,113782708644867</text:p>
          </table:table-cell>
          <table:table-cell office:value-type="float" office:value="1222.93" calcext:value-type="float">
            <text:p>1222,93</text:p>
          </table:table-cell>
          <table:table-cell office:value-type="float" office:value="1010" calcext:value-type="float">
            <text:p>1010</text:p>
          </table:table-cell>
          <table:table-cell office:value-type="float" office:value="1.00067770719528" calcext:value-type="float">
            <text:p>1,00067770719528</text:p>
          </table:table-cell>
          <table:table-cell office:value-type="float" office:value="1012.92" calcext:value-type="float">
            <text:p>1012,92</text:p>
          </table:table-cell>
          <table:table-cell office:value-type="float" office:value="920" calcext:value-type="float">
            <text:p>920</text:p>
          </table:table-cell>
          <table:table-cell office:value-type="float" office:value="1.0062828874588" calcext:value-type="float">
            <text:p>1,0062828874588</text:p>
          </table:table-cell>
          <table:table-cell office:value-type="float" office:value="1939.83" calcext:value-type="float">
            <text:p>1939,83</text:p>
          </table:table-cell>
          <table:table-cell office:value-type="float" office:value="1660" calcext:value-type="float">
            <text:p>1660</text:p>
          </table:table-cell>
          <table:table-cell table:formula="of:=[.D21]-[.E21]" office:value-type="float" office:value="837.36" calcext:value-type="float">
            <text:p>837,36</text:p>
          </table:table-cell>
          <table:table-cell table:formula="of:=[.G21]-[.H21]" office:value-type="float" office:value="212.93" calcext:value-type="float">
            <text:p>212,93</text:p>
          </table:table-cell>
          <table:table-cell table:formula="of:=[.J21]-[.K21]" office:value-type="float" office:value="92.92" calcext:value-type="float">
            <text:p>92,92</text:p>
          </table:table-cell>
          <table:table-cell table:formula="of:=[.M21]-[.N21]" office:value-type="float" office:value="279.83" calcext:value-type="float">
            <text:p>279,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./data/30nodes/dis_9.txt</text:p>
          </table:table-cell>
          <table:table-cell office:value-type="float" office:value="0.0257581257820129" calcext:value-type="float">
            <text:p>0,025758125782013</text:p>
          </table:table-cell>
          <table:table-cell office:value-type="float" office:value="3014.71" calcext:value-type="float">
            <text:p>3014,71</text:p>
          </table:table-cell>
          <table:table-cell office:value-type="float" office:value="2118" calcext:value-type="float">
            <text:p>2118</text:p>
          </table:table-cell>
          <table:table-cell office:value-type="float" office:value="0.113583109378815" calcext:value-type="float">
            <text:p>0,113583109378815</text:p>
          </table:table-cell>
          <table:table-cell office:value-type="float" office:value="1240.11" calcext:value-type="float">
            <text:p>1240,11</text:p>
          </table:table-cell>
          <table:table-cell office:value-type="float" office:value="1032" calcext:value-type="float">
            <text:p>1032</text:p>
          </table:table-cell>
          <table:table-cell office:value-type="float" office:value="1.00074706554413" calcext:value-type="float">
            <text:p>1,00074706554413</text:p>
          </table:table-cell>
          <table:table-cell office:value-type="float" office:value="1028.78" calcext:value-type="float">
            <text:p>1028,78</text:p>
          </table:table-cell>
          <table:table-cell office:value-type="float" office:value="919" calcext:value-type="float">
            <text:p>919</text:p>
          </table:table-cell>
          <table:table-cell office:value-type="float" office:value="1.00718097448349" calcext:value-type="float">
            <text:p>1,00718097448349</text:p>
          </table:table-cell>
          <table:table-cell office:value-type="float" office:value="1887.66" calcext:value-type="float">
            <text:p>1887,66</text:p>
          </table:table-cell>
          <table:table-cell office:value-type="float" office:value="1680" calcext:value-type="float">
            <text:p>1680</text:p>
          </table:table-cell>
          <table:table-cell table:formula="of:=[.D22]-[.E22]" office:value-type="float" office:value="896.71" calcext:value-type="float">
            <text:p>896,71</text:p>
          </table:table-cell>
          <table:table-cell table:formula="of:=[.G22]-[.H22]" office:value-type="float" office:value="208.11" calcext:value-type="float">
            <text:p>208,11</text:p>
          </table:table-cell>
          <table:table-cell table:formula="of:=[.J22]-[.K22]" office:value-type="float" office:value="109.78" calcext:value-type="float">
            <text:p>109,78</text:p>
          </table:table-cell>
          <table:table-cell table:formula="of:=[.M22]-[.N22]" office:value-type="float" office:value="207.66" calcext:value-type="float">
            <text:p>207,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./data/30nodes/dis_27.txt</text:p>
          </table:table-cell>
          <table:table-cell office:value-type="float" office:value="0.0243610978126526" calcext:value-type="float">
            <text:p>0,024361097812653</text:p>
          </table:table-cell>
          <table:table-cell office:value-type="float" office:value="3004.34" calcext:value-type="float">
            <text:p>3004,34</text:p>
          </table:table-cell>
          <table:table-cell office:value-type="float" office:value="1908" calcext:value-type="float">
            <text:p>1908</text:p>
          </table:table-cell>
          <table:table-cell office:value-type="float" office:value="0.120083401203156" calcext:value-type="float">
            <text:p>0,120083401203156</text:p>
          </table:table-cell>
          <table:table-cell office:value-type="float" office:value="1188.59" calcext:value-type="float">
            <text:p>1188,59</text:p>
          </table:table-cell>
          <table:table-cell office:value-type="float" office:value="957" calcext:value-type="float">
            <text:p>957</text:p>
          </table:table-cell>
          <table:table-cell office:value-type="float" office:value="1.00118574619293" calcext:value-type="float">
            <text:p>1,00118574619293</text:p>
          </table:table-cell>
          <table:table-cell office:value-type="float" office:value="989.41" calcext:value-type="float">
            <text:p>989,41</text:p>
          </table:table-cell>
          <table:table-cell office:value-type="float" office:value="858" calcext:value-type="float">
            <text:p>858</text:p>
          </table:table-cell>
          <table:table-cell office:value-type="float" office:value="1.00679239034653" calcext:value-type="float">
            <text:p>1,00679239034653</text:p>
          </table:table-cell>
          <table:table-cell office:value-type="float" office:value="1828.53" calcext:value-type="float">
            <text:p>1828,53</text:p>
          </table:table-cell>
          <table:table-cell office:value-type="float" office:value="1540" calcext:value-type="float">
            <text:p>1540</text:p>
          </table:table-cell>
          <table:table-cell table:formula="of:=[.D23]-[.E23]" office:value-type="float" office:value="1096.34" calcext:value-type="float">
            <text:p>1096,34</text:p>
          </table:table-cell>
          <table:table-cell table:formula="of:=[.G23]-[.H23]" office:value-type="float" office:value="231.59" calcext:value-type="float">
            <text:p>231,59</text:p>
          </table:table-cell>
          <table:table-cell table:formula="of:=[.J23]-[.K23]" office:value-type="float" office:value="131.41" calcext:value-type="float">
            <text:p>131,41</text:p>
          </table:table-cell>
          <table:table-cell table:formula="of:=[.M23]-[.N23]" office:value-type="float" office:value="288.53" calcext:value-type="float">
            <text:p>288,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./data/30nodes/dis_17.txt</text:p>
          </table:table-cell>
          <table:table-cell office:value-type="float" office:value="0.0252854013442993" calcext:value-type="float">
            <text:p>0,025285401344299</text:p>
          </table:table-cell>
          <table:table-cell office:value-type="float" office:value="3158.16" calcext:value-type="float">
            <text:p>3158,16</text:p>
          </table:table-cell>
          <table:table-cell office:value-type="float" office:value="2028" calcext:value-type="float">
            <text:p>2028</text:p>
          </table:table-cell>
          <table:table-cell office:value-type="float" office:value="0.119602427482605" calcext:value-type="float">
            <text:p>0,119602427482605</text:p>
          </table:table-cell>
          <table:table-cell office:value-type="float" office:value="1225.24" calcext:value-type="float">
            <text:p>1225,24</text:p>
          </table:table-cell>
          <table:table-cell office:value-type="float" office:value="1031" calcext:value-type="float">
            <text:p>1031</text:p>
          </table:table-cell>
          <table:table-cell office:value-type="float" office:value="1.00066083908081" calcext:value-type="float">
            <text:p>1,00066083908081</text:p>
          </table:table-cell>
          <table:table-cell office:value-type="float" office:value="1038.47" calcext:value-type="float">
            <text:p>1038,47</text:p>
          </table:table-cell>
          <table:table-cell office:value-type="float" office:value="939" calcext:value-type="float">
            <text:p>939</text:p>
          </table:table-cell>
          <table:table-cell office:value-type="float" office:value="1.00879821300507" calcext:value-type="float">
            <text:p>1,00879821300507</text:p>
          </table:table-cell>
          <table:table-cell office:value-type="float" office:value="1952.51" calcext:value-type="float">
            <text:p>1952,51</text:p>
          </table:table-cell>
          <table:table-cell office:value-type="float" office:value="1674" calcext:value-type="float">
            <text:p>1674</text:p>
          </table:table-cell>
          <table:table-cell table:formula="of:=[.D24]-[.E24]" office:value-type="float" office:value="1130.16" calcext:value-type="float">
            <text:p>1130,16</text:p>
          </table:table-cell>
          <table:table-cell table:formula="of:=[.G24]-[.H24]" office:value-type="float" office:value="194.24" calcext:value-type="float">
            <text:p>194,24</text:p>
          </table:table-cell>
          <table:table-cell table:formula="of:=[.J24]-[.K24]" office:value-type="float" office:value="99.47" calcext:value-type="float">
            <text:p>99,47</text:p>
          </table:table-cell>
          <table:table-cell table:formula="of:=[.M24]-[.N24]" office:value-type="float" office:value="278.51" calcext:value-type="float">
            <text:p>278,5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./data/30nodes/dis_26.txt</text:p>
          </table:table-cell>
          <table:table-cell office:value-type="float" office:value="0.0254117918014526" calcext:value-type="float">
            <text:p>0,025411791801453</text:p>
          </table:table-cell>
          <table:table-cell office:value-type="float" office:value="3005.83" calcext:value-type="float">
            <text:p>3005,83</text:p>
          </table:table-cell>
          <table:table-cell office:value-type="float" office:value="2172" calcext:value-type="float">
            <text:p>2172</text:p>
          </table:table-cell>
          <table:table-cell office:value-type="float" office:value="0.114016110897064" calcext:value-type="float">
            <text:p>0,114016110897064</text:p>
          </table:table-cell>
          <table:table-cell office:value-type="float" office:value="1232.86" calcext:value-type="float">
            <text:p>1232,86</text:p>
          </table:table-cell>
          <table:table-cell office:value-type="float" office:value="1055" calcext:value-type="float">
            <text:p>1055</text:p>
          </table:table-cell>
          <table:table-cell office:value-type="float" office:value="1.00092867136002" calcext:value-type="float">
            <text:p>1,00092867136002</text:p>
          </table:table-cell>
          <table:table-cell office:value-type="float" office:value="1013.91" calcext:value-type="float">
            <text:p>1013,91</text:p>
          </table:table-cell>
          <table:table-cell office:value-type="float" office:value="902" calcext:value-type="float">
            <text:p>902</text:p>
          </table:table-cell>
          <table:table-cell office:value-type="float" office:value="1.00747353792191" calcext:value-type="float">
            <text:p>1,00747353792191</text:p>
          </table:table-cell>
          <table:table-cell office:value-type="float" office:value="1852.59" calcext:value-type="float">
            <text:p>1852,59</text:p>
          </table:table-cell>
          <table:table-cell office:value-type="float" office:value="1657" calcext:value-type="float">
            <text:p>1657</text:p>
          </table:table-cell>
          <table:table-cell table:formula="of:=[.D25]-[.E25]" office:value-type="float" office:value="833.83" calcext:value-type="float">
            <text:p>833,83</text:p>
          </table:table-cell>
          <table:table-cell table:formula="of:=[.G25]-[.H25]" office:value-type="float" office:value="177.86" calcext:value-type="float">
            <text:p>177,86</text:p>
          </table:table-cell>
          <table:table-cell table:formula="of:=[.J25]-[.K25]" office:value-type="float" office:value="111.91" calcext:value-type="float">
            <text:p>111,91</text:p>
          </table:table-cell>
          <table:table-cell table:formula="of:=[.M25]-[.N25]" office:value-type="float" office:value="195.59" calcext:value-type="float">
            <text:p>195,5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./data/30nodes/dis_7.txt</text:p>
          </table:table-cell>
          <table:table-cell office:value-type="float" office:value="0.0252003860473633" calcext:value-type="float">
            <text:p>0,025200386047363</text:p>
          </table:table-cell>
          <table:table-cell office:value-type="float" office:value="2874.23" calcext:value-type="float">
            <text:p>2874,23</text:p>
          </table:table-cell>
          <table:table-cell office:value-type="float" office:value="2003" calcext:value-type="float">
            <text:p>2003</text:p>
          </table:table-cell>
          <table:table-cell office:value-type="float" office:value="0.113967506885529" calcext:value-type="float">
            <text:p>0,113967506885529</text:p>
          </table:table-cell>
          <table:table-cell office:value-type="float" office:value="1217.44" calcext:value-type="float">
            <text:p>1217,44</text:p>
          </table:table-cell>
          <table:table-cell office:value-type="float" office:value="968" calcext:value-type="float">
            <text:p>968</text:p>
          </table:table-cell>
          <table:table-cell office:value-type="float" office:value="1.00063756465912" calcext:value-type="float">
            <text:p>1,00063756465912</text:p>
          </table:table-cell>
          <table:table-cell office:value-type="float" office:value="1003.65" calcext:value-type="float">
            <text:p>1003,65</text:p>
          </table:table-cell>
          <table:table-cell office:value-type="float" office:value="911" calcext:value-type="float">
            <text:p>911</text:p>
          </table:table-cell>
          <table:table-cell office:value-type="float" office:value="1.00619465827942" calcext:value-type="float">
            <text:p>1,00619465827942</text:p>
          </table:table-cell>
          <table:table-cell office:value-type="float" office:value="1820.39" calcext:value-type="float">
            <text:p>1820,39</text:p>
          </table:table-cell>
          <table:table-cell office:value-type="float" office:value="1589" calcext:value-type="float">
            <text:p>1589</text:p>
          </table:table-cell>
          <table:table-cell table:formula="of:=[.D26]-[.E26]" office:value-type="float" office:value="871.23" calcext:value-type="float">
            <text:p>871,23</text:p>
          </table:table-cell>
          <table:table-cell table:formula="of:=[.G26]-[.H26]" office:value-type="float" office:value="249.44" calcext:value-type="float">
            <text:p>249,44</text:p>
          </table:table-cell>
          <table:table-cell table:formula="of:=[.J26]-[.K26]" office:value-type="float" office:value="92.65" calcext:value-type="float">
            <text:p>92,65</text:p>
          </table:table-cell>
          <table:table-cell table:formula="of:=[.M26]-[.N26]" office:value-type="float" office:value="231.39" calcext:value-type="float">
            <text:p>231,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./data/30nodes/dis_15.txt</text:p>
          </table:table-cell>
          <table:table-cell office:value-type="float" office:value="0.0243603777885437" calcext:value-type="float">
            <text:p>0,024360377788544</text:p>
          </table:table-cell>
          <table:table-cell office:value-type="float" office:value="2903.99" calcext:value-type="float">
            <text:p>2903,99</text:p>
          </table:table-cell>
          <table:table-cell office:value-type="float" office:value="2034" calcext:value-type="float">
            <text:p>2034</text:p>
          </table:table-cell>
          <table:table-cell office:value-type="float" office:value="0.120412077903748" calcext:value-type="float">
            <text:p>0,120412077903748</text:p>
          </table:table-cell>
          <table:table-cell office:value-type="float" office:value="1187.26" calcext:value-type="float">
            <text:p>1187,26</text:p>
          </table:table-cell>
          <table:table-cell office:value-type="float" office:value="986" calcext:value-type="float">
            <text:p>986</text:p>
          </table:table-cell>
          <table:table-cell office:value-type="float" office:value="1.00114598274231" calcext:value-type="float">
            <text:p>1,00114598274231</text:p>
          </table:table-cell>
          <table:table-cell office:value-type="float" office:value="980.8" calcext:value-type="float">
            <text:p>980,8</text:p>
          </table:table-cell>
          <table:table-cell office:value-type="float" office:value="877" calcext:value-type="float">
            <text:p>877</text:p>
          </table:table-cell>
          <table:table-cell office:value-type="float" office:value="1.00686247825623" calcext:value-type="float">
            <text:p>1,00686247825623</text:p>
          </table:table-cell>
          <table:table-cell office:value-type="float" office:value="1781.42" calcext:value-type="float">
            <text:p>1781,42</text:p>
          </table:table-cell>
          <table:table-cell office:value-type="float" office:value="1532" calcext:value-type="float">
            <text:p>1532</text:p>
          </table:table-cell>
          <table:table-cell table:formula="of:=[.D27]-[.E27]" office:value-type="float" office:value="869.99" calcext:value-type="float">
            <text:p>869,99</text:p>
          </table:table-cell>
          <table:table-cell table:formula="of:=[.G27]-[.H27]" office:value-type="float" office:value="201.26" calcext:value-type="float">
            <text:p>201,26</text:p>
          </table:table-cell>
          <table:table-cell table:formula="of:=[.J27]-[.K27]" office:value-type="float" office:value="103.8" calcext:value-type="float">
            <text:p>103,8</text:p>
          </table:table-cell>
          <table:table-cell table:formula="of:=[.M27]-[.N27]" office:value-type="float" office:value="249.42" calcext:value-type="float">
            <text:p>249,4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./data/30nodes/dis_5.txt</text:p>
          </table:table-cell>
          <table:table-cell office:value-type="float" office:value="0.0240503430366516" calcext:value-type="float">
            <text:p>0,024050343036652</text:p>
          </table:table-cell>
          <table:table-cell office:value-type="float" office:value="2949.68" calcext:value-type="float">
            <text:p>2949,68</text:p>
          </table:table-cell>
          <table:table-cell office:value-type="float" office:value="2175" calcext:value-type="float">
            <text:p>2175</text:p>
          </table:table-cell>
          <table:table-cell office:value-type="float" office:value="0.116864445209503" calcext:value-type="float">
            <text:p>0,116864445209503</text:p>
          </table:table-cell>
          <table:table-cell office:value-type="float" office:value="1193.2" calcext:value-type="float">
            <text:p>1193,2</text:p>
          </table:table-cell>
          <table:table-cell office:value-type="float" office:value="995" calcext:value-type="float">
            <text:p>995</text:p>
          </table:table-cell>
          <table:table-cell office:value-type="float" office:value="1.00077184200287" calcext:value-type="float">
            <text:p>1,00077184200287</text:p>
          </table:table-cell>
          <table:table-cell office:value-type="float" office:value="991.02" calcext:value-type="float">
            <text:p>991,02</text:p>
          </table:table-cell>
          <table:table-cell office:value-type="float" office:value="899" calcext:value-type="float">
            <text:p>899</text:p>
          </table:table-cell>
          <table:table-cell office:value-type="float" office:value="1.00910058736801" calcext:value-type="float">
            <text:p>1,00910058736801</text:p>
          </table:table-cell>
          <table:table-cell office:value-type="float" office:value="1796.09" calcext:value-type="float">
            <text:p>1796,09</text:p>
          </table:table-cell>
          <table:table-cell office:value-type="float" office:value="1620" calcext:value-type="float">
            <text:p>1620</text:p>
          </table:table-cell>
          <table:table-cell table:formula="of:=[.D28]-[.E28]" office:value-type="float" office:value="774.68" calcext:value-type="float">
            <text:p>774,68</text:p>
          </table:table-cell>
          <table:table-cell table:formula="of:=[.G28]-[.H28]" office:value-type="float" office:value="198.2" calcext:value-type="float">
            <text:p>198,2</text:p>
          </table:table-cell>
          <table:table-cell table:formula="of:=[.J28]-[.K28]" office:value-type="float" office:value="92.02" calcext:value-type="float">
            <text:p>92,02</text:p>
          </table:table-cell>
          <table:table-cell table:formula="of:=[.M28]-[.N28]" office:value-type="float" office:value="176.09" calcext:value-type="float">
            <text:p>176,0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./data/30nodes/dis_14.txt</text:p>
          </table:table-cell>
          <table:table-cell office:value-type="float" office:value="0.0241677737236023" calcext:value-type="float">
            <text:p>0,024167773723602</text:p>
          </table:table-cell>
          <table:table-cell office:value-type="float" office:value="2900.2" calcext:value-type="float">
            <text:p>2900,2</text:p>
          </table:table-cell>
          <table:table-cell office:value-type="float" office:value="2089" calcext:value-type="float">
            <text:p>2089</text:p>
          </table:table-cell>
          <table:table-cell office:value-type="float" office:value="0.118924360275269" calcext:value-type="float">
            <text:p>0,118924360275269</text:p>
          </table:table-cell>
          <table:table-cell office:value-type="float" office:value="1229.55" calcext:value-type="float">
            <text:p>1229,55</text:p>
          </table:table-cell>
          <table:table-cell office:value-type="float" office:value="1035" calcext:value-type="float">
            <text:p>1035</text:p>
          </table:table-cell>
          <table:table-cell office:value-type="float" office:value="1.00094900131226" calcext:value-type="float">
            <text:p>1,00094900131226</text:p>
          </table:table-cell>
          <table:table-cell office:value-type="float" office:value="1005.23" calcext:value-type="float">
            <text:p>1005,23</text:p>
          </table:table-cell>
          <table:table-cell office:value-type="float" office:value="877" calcext:value-type="float">
            <text:p>877</text:p>
          </table:table-cell>
          <table:table-cell office:value-type="float" office:value="1.0066627407074" calcext:value-type="float">
            <text:p>1,0066627407074</text:p>
          </table:table-cell>
          <table:table-cell office:value-type="float" office:value="1794.92" calcext:value-type="float">
            <text:p>1794,92</text:p>
          </table:table-cell>
          <table:table-cell office:value-type="float" office:value="1542" calcext:value-type="float">
            <text:p>1542</text:p>
          </table:table-cell>
          <table:table-cell table:formula="of:=[.D29]-[.E29]" office:value-type="float" office:value="811.2" calcext:value-type="float">
            <text:p>811,2</text:p>
          </table:table-cell>
          <table:table-cell table:formula="of:=[.G29]-[.H29]" office:value-type="float" office:value="194.55" calcext:value-type="float">
            <text:p>194,55</text:p>
          </table:table-cell>
          <table:table-cell table:formula="of:=[.J29]-[.K29]" office:value-type="float" office:value="128.23" calcext:value-type="float">
            <text:p>128,23</text:p>
          </table:table-cell>
          <table:table-cell table:formula="of:=[.M29]-[.N29]" office:value-type="float" office:value="252.92" calcext:value-type="float">
            <text:p>252,9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./data/30nodes/dis_10.txt</text:p>
          </table:table-cell>
          <table:table-cell office:value-type="float" office:value="0.0242139220237732" calcext:value-type="float">
            <text:p>0,024213922023773</text:p>
          </table:table-cell>
          <table:table-cell office:value-type="float" office:value="2894.46" calcext:value-type="float">
            <text:p>2894,46</text:p>
          </table:table-cell>
          <table:table-cell office:value-type="float" office:value="2197" calcext:value-type="float">
            <text:p>2197</text:p>
          </table:table-cell>
          <table:table-cell office:value-type="float" office:value="0.116476314067841" calcext:value-type="float">
            <text:p>0,116476314067841</text:p>
          </table:table-cell>
          <table:table-cell office:value-type="float" office:value="1204.48" calcext:value-type="float">
            <text:p>1204,48</text:p>
          </table:table-cell>
          <table:table-cell office:value-type="float" office:value="991" calcext:value-type="float">
            <text:p>991</text:p>
          </table:table-cell>
          <table:table-cell office:value-type="float" office:value="1.0008168554306" calcext:value-type="float">
            <text:p>1,0008168554306</text:p>
          </table:table-cell>
          <table:table-cell office:value-type="float" office:value="1001.17" calcext:value-type="float">
            <text:p>1001,17</text:p>
          </table:table-cell>
          <table:table-cell office:value-type="float" office:value="914" calcext:value-type="float">
            <text:p>914</text:p>
          </table:table-cell>
          <table:table-cell office:value-type="float" office:value="1.00814892530441" calcext:value-type="float">
            <text:p>1,00814892530441</text:p>
          </table:table-cell>
          <table:table-cell office:value-type="float" office:value="1793.56" calcext:value-type="float">
            <text:p>1793,56</text:p>
          </table:table-cell>
          <table:table-cell office:value-type="float" office:value="1507" calcext:value-type="float">
            <text:p>1507</text:p>
          </table:table-cell>
          <table:table-cell table:formula="of:=[.D30]-[.E30]" office:value-type="float" office:value="697.46" calcext:value-type="float">
            <text:p>697,46</text:p>
          </table:table-cell>
          <table:table-cell table:formula="of:=[.G30]-[.H30]" office:value-type="float" office:value="213.48" calcext:value-type="float">
            <text:p>213,48</text:p>
          </table:table-cell>
          <table:table-cell table:formula="of:=[.J30]-[.K30]" office:value-type="float" office:value="87.17" calcext:value-type="float">
            <text:p>87,17</text:p>
          </table:table-cell>
          <table:table-cell table:formula="of:=[.M30]-[.N30]" office:value-type="float" office:value="286.56" calcext:value-type="float">
            <text:p>286,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./data/30nodes/dis_19.txt</text:p>
          </table:table-cell>
          <table:table-cell office:value-type="float" office:value="0.0236953067779541" calcext:value-type="float">
            <text:p>0,023695306777954</text:p>
          </table:table-cell>
          <table:table-cell office:value-type="float" office:value="2928.01" calcext:value-type="float">
            <text:p>2928,01</text:p>
          </table:table-cell>
          <table:table-cell office:value-type="float" office:value="2083" calcext:value-type="float">
            <text:p>2083</text:p>
          </table:table-cell>
          <table:table-cell office:value-type="float" office:value="0.122498416900635" calcext:value-type="float">
            <text:p>0,122498416900635</text:p>
          </table:table-cell>
          <table:table-cell office:value-type="float" office:value="1195.96" calcext:value-type="float">
            <text:p>1195,96</text:p>
          </table:table-cell>
          <table:table-cell office:value-type="float" office:value="1019" calcext:value-type="float">
            <text:p>1019</text:p>
          </table:table-cell>
          <table:table-cell office:value-type="float" office:value="1.00066863298416" calcext:value-type="float">
            <text:p>1,00066863298416</text:p>
          </table:table-cell>
          <table:table-cell office:value-type="float" office:value="997.01" calcext:value-type="float">
            <text:p>997,01</text:p>
          </table:table-cell>
          <table:table-cell office:value-type="float" office:value="866" calcext:value-type="float">
            <text:p>866</text:p>
          </table:table-cell>
          <table:table-cell office:value-type="float" office:value="1.00816885948181" calcext:value-type="float">
            <text:p>1,00816885948181</text:p>
          </table:table-cell>
          <table:table-cell office:value-type="float" office:value="1805.85" calcext:value-type="float">
            <text:p>1805,85</text:p>
          </table:table-cell>
          <table:table-cell office:value-type="float" office:value="1619" calcext:value-type="float">
            <text:p>1619</text:p>
          </table:table-cell>
          <table:table-cell table:formula="of:=[.D31]-[.E31]" office:value-type="float" office:value="845.01" calcext:value-type="float">
            <text:p>845,01</text:p>
          </table:table-cell>
          <table:table-cell table:formula="of:=[.G31]-[.H31]" office:value-type="float" office:value="176.96" calcext:value-type="float">
            <text:p>176,96</text:p>
          </table:table-cell>
          <table:table-cell table:formula="of:=[.J31]-[.K31]" office:value-type="float" office:value="131.01" calcext:value-type="float">
            <text:p>131,01</text:p>
          </table:table-cell>
          <table:table-cell table:formula="of:=[.M31]-[.N31]" office:value-type="float" office:value="186.85" calcext:value-type="float">
            <text:p>186,85</text:p>
          </table:table-cell>
        </table:table-row>
        <table:table-row table:style-name="ro1">
          <table:table-cell table:number-columns-repeated="2"/>
          <table:table-cell table:formula="of:=SUM([.C2:.C31])" office:value-type="float" office:value="0.720729780197144" calcext:value-type="float">
            <text:p>0,720729780197144</text:p>
          </table:table-cell>
          <table:table-cell table:formula="of:=SUM([.D2:.D31])" office:value-type="float" office:value="88939" calcext:value-type="float">
            <text:p>88939</text:p>
          </table:table-cell>
          <table:table-cell table:formula="of:=SUM([.E2:.E31])" office:value-type="float" office:value="62120" calcext:value-type="float">
            <text:p>62120</text:p>
          </table:table-cell>
          <table:table-cell table:formula="of:=SUM([.F2:.F31])" office:value-type="float" office:value="3.50132729053498" calcext:value-type="float">
            <text:p>3,50132729053498</text:p>
          </table:table-cell>
          <table:table-cell table:formula="of:=SUM([.G2:.G31])" office:value-type="float" office:value="36556.04" calcext:value-type="float">
            <text:p>36556,04</text:p>
          </table:table-cell>
          <table:table-cell table:formula="of:=SUM([.H2:.H31])" office:value-type="float" office:value="30397" calcext:value-type="float">
            <text:p>30397</text:p>
          </table:table-cell>
          <table:table-cell table:formula="of:=SUM([.I2:.I31])" office:value-type="float" office:value="30.0216259622574" calcext:value-type="float">
            <text:p>30,0216259622574</text:p>
          </table:table-cell>
          <table:table-cell table:formula="of:=SUM([.J2:.J31])" office:value-type="float" office:value="30362.95" calcext:value-type="float">
            <text:p>30362,95</text:p>
          </table:table-cell>
          <table:table-cell table:formula="of:=SUM([.K2:.K31])" office:value-type="float" office:value="27222" calcext:value-type="float">
            <text:p>27222</text:p>
          </table:table-cell>
          <table:table-cell table:formula="of:=SUM([.L2:.L31])" office:value-type="float" office:value="30.2336800694466" calcext:value-type="float">
            <text:p>30,2336800694466</text:p>
          </table:table-cell>
          <table:table-cell table:formula="of:=SUM([.M2:.M31])" office:value-type="float" office:value="54922.81" calcext:value-type="float">
            <text:p>54922,81</text:p>
          </table:table-cell>
          <table:table-cell table:formula="of:=SUM([.N2:.N31])" office:value-type="float" office:value="47627" calcext:value-type="float">
            <text:p>47627</text:p>
          </table:table-cell>
          <table:table-cell table:formula="of:=SUM([.O2:.O31])/30" office:value-type="float" office:value="893.966666666667" calcext:value-type="float">
            <text:p>893,966666666667</text:p>
          </table:table-cell>
          <table:table-cell table:formula="of:=SUM([.P2:.P31])/30" office:value-type="float" office:value="205.301333333333" calcext:value-type="float">
            <text:p>205,301333333333</text:p>
          </table:table-cell>
          <table:table-cell table:formula="of:=SUM([.Q2:.Q31])/30" office:value-type="float" office:value="104.698333333333" calcext:value-type="float">
            <text:p>104,698333333333</text:p>
          </table:table-cell>
          <table:table-cell table:formula="of:=SUM([.R2:.R31])/30" office:value-type="float" office:value="243.193666666667" calcext:value-type="float">
            <text:p>243,193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 style:data-style-name="N2" text:time-value="18:32:55.05744328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29T18:33:04.916408843</dc:date>
    <meta:editing-duration>PT6M18S</meta:editing-duration>
    <meta:editing-cycles>5</meta:editing-cycles>
    <meta:generator>LibreOffice/6.4.6.2$Linux_X86_64 LibreOffice_project/40$Build-2</meta:generator>
    <meta:document-statistic meta:table-count="1" meta:cell-count="573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a1467e" draw:fill-color="#a1467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3cm" svg:y="0.172cm" chart:style-name="ch2">
          <text:p>30 nodes comparison: LS, VND, BVNS, TS
 niter=10, greedy, initial solution=one2one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greedy_init_one2one_memory_10_times4ave_25_maxs_1.0'.D1:'TESTBENCH_metaheu_ls_vnd_bvns_ts__niter_10_search_greedy_init_one2one_memory_10_times4ave_25_maxs_1.0'.E31 'TESTBENCH_metaheu_ls_vnd_bvns_ts__niter_10_search_greedy_init_one2one_memory_10_times4ave_25_maxs_1.0'.G1:'TESTBENCH_metaheu_ls_vnd_bvns_ts__niter_10_search_greedy_init_one2one_memory_10_times4ave_25_maxs_1.0'.H31 'TESTBENCH_metaheu_ls_vnd_bvns_ts__niter_10_search_greedy_init_one2one_memory_10_times4ave_25_maxs_1.0'.J1:'TESTBENCH_metaheu_ls_vnd_bvns_ts__niter_10_search_greedy_init_one2one_memory_10_times4ave_25_maxs_1.0'.K31 'TESTBENCH_metaheu_ls_vnd_bvns_ts__niter_10_search_greedy_init_one2one_memory_10_times4ave_25_maxs_1.0'.M1:'TESTBENCH_metaheu_ls_vnd_bvns_ts__niter_10_search_greedy_init_one2one_memory_10_times4ave_25_maxs_1.0'.N31" chart:data-source-has-labels="row" svg:x="0.59cm" svg:y="1.751cm" svg:width="34.599cm" svg:height="6.263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one2one_memory_10_times4ave_25_maxs_1.0'.D2:'TESTBENCH_metaheu_ls_vnd_bvns_ts__niter_10_search_greedy_init_one2one_memory_10_times4ave_25_maxs_1.0'.D31" chart:label-cell-address="'TESTBENCH_metaheu_ls_vnd_bvns_ts__niter_10_search_greedy_init_one2one_memory_10_times4ave_25_maxs_1.0'.D1:'TESTBENCH_metaheu_ls_vnd_bvns_ts__niter_10_search_greedy_init_one2one_memory_10_times4ave_25_maxs_1.0'.D1" chart:class="chart:line">
            <chart:data-point chart:repeated="30"/>
          </chart:series>
          <chart:series chart:style-name="ch8" chart:values-cell-range-address="'TESTBENCH_metaheu_ls_vnd_bvns_ts__niter_10_search_greedy_init_one2one_memory_10_times4ave_25_maxs_1.0'.E2:'TESTBENCH_metaheu_ls_vnd_bvns_ts__niter_10_search_greedy_init_one2one_memory_10_times4ave_25_maxs_1.0'.E31" chart:label-cell-address="'TESTBENCH_metaheu_ls_vnd_bvns_ts__niter_10_search_greedy_init_one2one_memory_10_times4ave_25_maxs_1.0'.E1:'TESTBENCH_metaheu_ls_vnd_bvns_ts__niter_10_search_greedy_init_one2one_memory_10_times4ave_25_maxs_1.0'.E1" chart:class="chart:line">
            <chart:data-point chart:repeated="30"/>
          </chart:series>
          <chart:series chart:style-name="ch9" chart:values-cell-range-address="'TESTBENCH_metaheu_ls_vnd_bvns_ts__niter_10_search_greedy_init_one2one_memory_10_times4ave_25_maxs_1.0'.G2:'TESTBENCH_metaheu_ls_vnd_bvns_ts__niter_10_search_greedy_init_one2one_memory_10_times4ave_25_maxs_1.0'.G31" chart:label-cell-address="'TESTBENCH_metaheu_ls_vnd_bvns_ts__niter_10_search_greedy_init_one2one_memory_10_times4ave_25_maxs_1.0'.G1:'TESTBENCH_metaheu_ls_vnd_bvns_ts__niter_10_search_greedy_init_one2one_memory_10_times4ave_25_maxs_1.0'.G1" chart:class="chart:line">
            <chart:data-point chart:repeated="30"/>
          </chart:series>
          <chart:series chart:style-name="ch10" chart:values-cell-range-address="'TESTBENCH_metaheu_ls_vnd_bvns_ts__niter_10_search_greedy_init_one2one_memory_10_times4ave_25_maxs_1.0'.H2:'TESTBENCH_metaheu_ls_vnd_bvns_ts__niter_10_search_greedy_init_one2one_memory_10_times4ave_25_maxs_1.0'.H31" chart:label-cell-address="'TESTBENCH_metaheu_ls_vnd_bvns_ts__niter_10_search_greedy_init_one2one_memory_10_times4ave_25_maxs_1.0'.H1:'TESTBENCH_metaheu_ls_vnd_bvns_ts__niter_10_search_greedy_init_one2one_memory_10_times4ave_25_maxs_1.0'.H1" chart:class="chart:line">
            <chart:data-point chart:repeated="30"/>
          </chart:series>
          <chart:series chart:style-name="ch11" chart:values-cell-range-address="'TESTBENCH_metaheu_ls_vnd_bvns_ts__niter_10_search_greedy_init_one2one_memory_10_times4ave_25_maxs_1.0'.J2:'TESTBENCH_metaheu_ls_vnd_bvns_ts__niter_10_search_greedy_init_one2one_memory_10_times4ave_25_maxs_1.0'.J31" chart:label-cell-address="'TESTBENCH_metaheu_ls_vnd_bvns_ts__niter_10_search_greedy_init_one2one_memory_10_times4ave_25_maxs_1.0'.J1:'TESTBENCH_metaheu_ls_vnd_bvns_ts__niter_10_search_greedy_init_one2one_memory_10_times4ave_25_maxs_1.0'.J1" chart:class="chart:line">
            <chart:data-point chart:repeated="30"/>
          </chart:series>
          <chart:series chart:style-name="ch12" chart:values-cell-range-address="'TESTBENCH_metaheu_ls_vnd_bvns_ts__niter_10_search_greedy_init_one2one_memory_10_times4ave_25_maxs_1.0'.K2:'TESTBENCH_metaheu_ls_vnd_bvns_ts__niter_10_search_greedy_init_one2one_memory_10_times4ave_25_maxs_1.0'.K31" chart:label-cell-address="'TESTBENCH_metaheu_ls_vnd_bvns_ts__niter_10_search_greedy_init_one2one_memory_10_times4ave_25_maxs_1.0'.K1:'TESTBENCH_metaheu_ls_vnd_bvns_ts__niter_10_search_greedy_init_one2one_memory_10_times4ave_25_maxs_1.0'.K1" chart:class="chart:line">
            <chart:data-point chart:repeated="30"/>
          </chart:series>
          <chart:series chart:style-name="ch13" chart:values-cell-range-address="'TESTBENCH_metaheu_ls_vnd_bvns_ts__niter_10_search_greedy_init_one2one_memory_10_times4ave_25_maxs_1.0'.M2:'TESTBENCH_metaheu_ls_vnd_bvns_ts__niter_10_search_greedy_init_one2one_memory_10_times4ave_25_maxs_1.0'.M31" chart:label-cell-address="'TESTBENCH_metaheu_ls_vnd_bvns_ts__niter_10_search_greedy_init_one2one_memory_10_times4ave_25_maxs_1.0'.M1:'TESTBENCH_metaheu_ls_vnd_bvns_ts__niter_10_search_greedy_init_one2one_memory_10_times4ave_25_maxs_1.0'.M1" chart:class="chart:line">
            <chart:data-point chart:repeated="30"/>
          </chart:series>
          <chart:series chart:style-name="ch14" chart:values-cell-range-address="'TESTBENCH_metaheu_ls_vnd_bvns_ts__niter_10_search_greedy_init_one2one_memory_10_times4ave_25_maxs_1.0'.N2:'TESTBENCH_metaheu_ls_vnd_bvns_ts__niter_10_search_greedy_init_one2one_memory_10_times4ave_25_maxs_1.0'.N31" chart:label-cell-address="'TESTBENCH_metaheu_ls_vnd_bvns_ts__niter_10_search_greedy_init_one2one_memory_10_times4ave_25_maxs_1.0'.N1:'TESTBENCH_metaheu_ls_vnd_bvns_ts__niter_10_search_greedy_init_one2one_memory_10_times4ave_25_maxs_1.0'.N1" chart:class="chart:line">
            <chart:data-point chart:repeated="3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greedy_init_one2one_memory_10_times4ave_25_maxs_1.0'.D1:'TESTBENCH_metaheu_ls_vnd_bvns_ts__niter_10_search_greedy_init_one2one_memory_10_times4ave_25_maxs_1.0'.D1</svg:desc>
                </draw:g>
              </table:table-cell>
              <table:table-cell office:value-type="string">
                <text:p>ls_best_cost</text:p>
                <draw:g>
                  <svg:desc>'TESTBENCH_metaheu_ls_vnd_bvns_ts__niter_10_search_greedy_init_one2one_memory_10_times4ave_25_maxs_1.0'.E1:'TESTBENCH_metaheu_ls_vnd_bvns_ts__niter_10_search_greedy_init_one2one_memory_10_times4ave_25_maxs_1.0'.E1</svg:desc>
                </draw:g>
              </table:table-cell>
              <table:table-cell office:value-type="string">
                <text:p>vnd_av_cost</text:p>
                <draw:g>
                  <svg:desc>'TESTBENCH_metaheu_ls_vnd_bvns_ts__niter_10_search_greedy_init_one2one_memory_10_times4ave_25_maxs_1.0'.G1:'TESTBENCH_metaheu_ls_vnd_bvns_ts__niter_10_search_greedy_init_one2one_memory_10_times4ave_25_maxs_1.0'.G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greedy_init_one2one_memory_10_times4ave_25_maxs_1.0'.H1:'TESTBENCH_metaheu_ls_vnd_bvns_ts__niter_10_search_greedy_init_one2one_memory_10_times4ave_25_maxs_1.0'.H1</svg:desc>
                </draw:g>
              </table:table-cell>
              <table:table-cell office:value-type="string">
                <text:p>bvns_av_cost</text:p>
                <draw:g>
                  <svg:desc>'TESTBENCH_metaheu_ls_vnd_bvns_ts__niter_10_search_greedy_init_one2one_memory_10_times4ave_25_maxs_1.0'.J1:'TESTBENCH_metaheu_ls_vnd_bvns_ts__niter_10_search_greedy_init_one2one_memory_10_times4ave_25_maxs_1.0'.J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greedy_init_one2one_memory_10_times4ave_25_maxs_1.0'.K1:'TESTBENCH_metaheu_ls_vnd_bvns_ts__niter_10_search_greedy_init_one2one_memory_10_times4ave_25_maxs_1.0'.K1</svg:desc>
                </draw:g>
              </table:table-cell>
              <table:table-cell office:value-type="string">
                <text:p>ts_av_cost</text:p>
                <draw:g>
                  <svg:desc>'TESTBENCH_metaheu_ls_vnd_bvns_ts__niter_10_search_greedy_init_one2one_memory_10_times4ave_25_maxs_1.0'.M1:'TESTBENCH_metaheu_ls_vnd_bvns_ts__niter_10_search_greedy_init_one2one_memory_10_times4ave_25_maxs_1.0'.M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greedy_init_one2one_memory_10_times4ave_25_maxs_1.0'.N1:'TESTBENCH_metaheu_ls_vnd_bvns_ts__niter_10_search_greedy_init_one2one_memory_10_times4ave_25_maxs_1.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97.09">
                <text:p>2597.09</text:p>
                <draw:g>
                  <svg:desc>'TESTBENCH_metaheu_ls_vnd_bvns_ts__niter_10_search_greedy_init_one2one_memory_10_times4ave_25_maxs_1.0'.D2:'TESTBENCH_metaheu_ls_vnd_bvns_ts__niter_10_search_greedy_init_one2one_memory_10_times4ave_25_maxs_1.0'.D31</svg:desc>
                </draw:g>
              </table:table-cell>
              <table:table-cell office:value-type="float" office:value="1999">
                <text:p>1999</text:p>
                <draw:g>
                  <svg:desc>'TESTBENCH_metaheu_ls_vnd_bvns_ts__niter_10_search_greedy_init_one2one_memory_10_times4ave_25_maxs_1.0'.E2:'TESTBENCH_metaheu_ls_vnd_bvns_ts__niter_10_search_greedy_init_one2one_memory_10_times4ave_25_maxs_1.0'.E31</svg:desc>
                </draw:g>
              </table:table-cell>
              <table:table-cell office:value-type="float" office:value="1182.89">
                <text:p>1182.89</text:p>
                <draw:g>
                  <svg:desc>'TESTBENCH_metaheu_ls_vnd_bvns_ts__niter_10_search_greedy_init_one2one_memory_10_times4ave_25_maxs_1.0'.G2:'TESTBENCH_metaheu_ls_vnd_bvns_ts__niter_10_search_greedy_init_one2one_memory_10_times4ave_25_maxs_1.0'.G31</svg:desc>
                </draw:g>
              </table:table-cell>
              <table:table-cell office:value-type="float" office:value="964">
                <text:p>964</text:p>
                <draw:g>
                  <svg:desc>'TESTBENCH_metaheu_ls_vnd_bvns_ts__niter_10_search_greedy_init_one2one_memory_10_times4ave_25_maxs_1.0'.H2:'TESTBENCH_metaheu_ls_vnd_bvns_ts__niter_10_search_greedy_init_one2one_memory_10_times4ave_25_maxs_1.0'.H31</svg:desc>
                </draw:g>
              </table:table-cell>
              <table:table-cell office:value-type="float" office:value="1005.95">
                <text:p>1005.95</text:p>
                <draw:g>
                  <svg:desc>'TESTBENCH_metaheu_ls_vnd_bvns_ts__niter_10_search_greedy_init_one2one_memory_10_times4ave_25_maxs_1.0'.J2:'TESTBENCH_metaheu_ls_vnd_bvns_ts__niter_10_search_greedy_init_one2one_memory_10_times4ave_25_maxs_1.0'.J31</svg:desc>
                </draw:g>
              </table:table-cell>
              <table:table-cell office:value-type="float" office:value="920">
                <text:p>920</text:p>
                <draw:g>
                  <svg:desc>'TESTBENCH_metaheu_ls_vnd_bvns_ts__niter_10_search_greedy_init_one2one_memory_10_times4ave_25_maxs_1.0'.K2:'TESTBENCH_metaheu_ls_vnd_bvns_ts__niter_10_search_greedy_init_one2one_memory_10_times4ave_25_maxs_1.0'.K31</svg:desc>
                </draw:g>
              </table:table-cell>
              <table:table-cell office:value-type="float" office:value="1647.05">
                <text:p>1647.05</text:p>
                <draw:g>
                  <svg:desc>'TESTBENCH_metaheu_ls_vnd_bvns_ts__niter_10_search_greedy_init_one2one_memory_10_times4ave_25_maxs_1.0'.M2:'TESTBENCH_metaheu_ls_vnd_bvns_ts__niter_10_search_greedy_init_one2one_memory_10_times4ave_25_maxs_1.0'.M31</svg:desc>
                </draw:g>
              </table:table-cell>
              <table:table-cell office:value-type="float" office:value="1422">
                <text:p>1422</text:p>
                <draw:g>
                  <svg:desc>'TESTBENCH_metaheu_ls_vnd_bvns_ts__niter_10_search_greedy_init_one2one_memory_10_times4ave_25_maxs_1.0'.N2:'TESTBENCH_metaheu_ls_vnd_bvns_ts__niter_10_search_greedy_init_one2one_memory_10_times4ave_25_maxs_1.0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05.04">
                <text:p>2905.04</text:p>
              </table:table-cell>
              <table:table-cell office:value-type="float" office:value="2028">
                <text:p>2028</text:p>
              </table:table-cell>
              <table:table-cell office:value-type="float" office:value="1218.33">
                <text:p>1218.33</text:p>
              </table:table-cell>
              <table:table-cell office:value-type="float" office:value="1004">
                <text:p>1004</text:p>
              </table:table-cell>
              <table:table-cell office:value-type="float" office:value="989.17">
                <text:p>989.17</text:p>
              </table:table-cell>
              <table:table-cell office:value-type="float" office:value="866">
                <text:p>866</text:p>
              </table:table-cell>
              <table:table-cell office:value-type="float" office:value="1816.53">
                <text:p>1816.53</text:p>
              </table:table-cell>
              <table:table-cell office:value-type="float" office:value="1569">
                <text:p>15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59.97">
                <text:p>2959.97</text:p>
              </table:table-cell>
              <table:table-cell office:value-type="float" office:value="1891">
                <text:p>1891</text:p>
              </table:table-cell>
              <table:table-cell office:value-type="float" office:value="1198.47">
                <text:p>1198.47</text:p>
              </table:table-cell>
              <table:table-cell office:value-type="float" office:value="989">
                <text:p>989</text:p>
              </table:table-cell>
              <table:table-cell office:value-type="float" office:value="982.43">
                <text:p>982.43</text:p>
              </table:table-cell>
              <table:table-cell office:value-type="float" office:value="895">
                <text:p>895</text:p>
              </table:table-cell>
              <table:table-cell office:value-type="float" office:value="1809.01">
                <text:p>1809.01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15.77">
                <text:p>3015.77</text:p>
              </table:table-cell>
              <table:table-cell office:value-type="float" office:value="2257">
                <text:p>2257</text:p>
              </table:table-cell>
              <table:table-cell office:value-type="float" office:value="1250.29">
                <text:p>1250.29</text:p>
              </table:table-cell>
              <table:table-cell office:value-type="float" office:value="1061">
                <text:p>1061</text:p>
              </table:table-cell>
              <table:table-cell office:value-type="float" office:value="1038.42">
                <text:p>1038.42</text:p>
              </table:table-cell>
              <table:table-cell office:value-type="float" office:value="929">
                <text:p>929</text:p>
              </table:table-cell>
              <table:table-cell office:value-type="float" office:value="1875.21">
                <text:p>1875.21</text:p>
              </table:table-cell>
              <table:table-cell office:value-type="float" office:value="1655">
                <text:p>16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48.57">
                <text:p>3048.57</text:p>
              </table:table-cell>
              <table:table-cell office:value-type="float" office:value="1829">
                <text:p>1829</text:p>
              </table:table-cell>
              <table:table-cell office:value-type="float" office:value="1212.06">
                <text:p>1212.06</text:p>
              </table:table-cell>
              <table:table-cell office:value-type="float" office:value="995">
                <text:p>995</text:p>
              </table:table-cell>
              <table:table-cell office:value-type="float" office:value="1007.88">
                <text:p>1007.88</text:p>
              </table:table-cell>
              <table:table-cell office:value-type="float" office:value="912">
                <text:p>912</text:p>
              </table:table-cell>
              <table:table-cell office:value-type="float" office:value="1889.12">
                <text:p>1889.12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83.52">
                <text:p>2883.52</text:p>
              </table:table-cell>
              <table:table-cell office:value-type="float" office:value="2046">
                <text:p>2046</text:p>
              </table:table-cell>
              <table:table-cell office:value-type="float" office:value="1220.62">
                <text:p>1220.62</text:p>
              </table:table-cell>
              <table:table-cell office:value-type="float" office:value="1007">
                <text:p>1007</text:p>
              </table:table-cell>
              <table:table-cell office:value-type="float" office:value="1014.53">
                <text:p>1014.53</text:p>
              </table:table-cell>
              <table:table-cell office:value-type="float" office:value="920">
                <text:p>920</text:p>
              </table:table-cell>
              <table:table-cell office:value-type="float" office:value="1819.36">
                <text:p>1819.36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24.27">
                <text:p>3024.27</text:p>
              </table:table-cell>
              <table:table-cell office:value-type="float" office:value="2058">
                <text:p>2058</text:p>
              </table:table-cell>
              <table:table-cell office:value-type="float" office:value="1216.04">
                <text:p>1216.04</text:p>
              </table:table-cell>
              <table:table-cell office:value-type="float" office:value="1031">
                <text:p>1031</text:p>
              </table:table-cell>
              <table:table-cell office:value-type="float" office:value="1013.81">
                <text:p>1013.81</text:p>
              </table:table-cell>
              <table:table-cell office:value-type="float" office:value="910">
                <text:p>910</text:p>
              </table:table-cell>
              <table:table-cell office:value-type="float" office:value="1837.78">
                <text:p>1837.78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15.48">
                <text:p>3015.48</text:p>
              </table:table-cell>
              <table:table-cell office:value-type="float" office:value="2205">
                <text:p>2205</text:p>
              </table:table-cell>
              <table:table-cell office:value-type="float" office:value="1219.06">
                <text:p>1219.06</text:p>
              </table:table-cell>
              <table:table-cell office:value-type="float" office:value="1043">
                <text:p>1043</text:p>
              </table:table-cell>
              <table:table-cell office:value-type="float" office:value="998.07">
                <text:p>998.07</text:p>
              </table:table-cell>
              <table:table-cell office:value-type="float" office:value="917">
                <text:p>917</text:p>
              </table:table-cell>
              <table:table-cell office:value-type="float" office:value="1841.46">
                <text:p>1841.46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82.41">
                <text:p>2982.41</text:p>
              </table:table-cell>
              <table:table-cell office:value-type="float" office:value="2223">
                <text:p>2223</text:p>
              </table:table-cell>
              <table:table-cell office:value-type="float" office:value="1268.9">
                <text:p>1268.9</text:p>
              </table:table-cell>
              <table:table-cell office:value-type="float" office:value="1105">
                <text:p>1105</text:p>
              </table:table-cell>
              <table:table-cell office:value-type="float" office:value="1042.14">
                <text:p>1042.14</text:p>
              </table:table-cell>
              <table:table-cell office:value-type="float" office:value="923">
                <text:p>923</text:p>
              </table:table-cell>
              <table:table-cell office:value-type="float" office:value="1849.28">
                <text:p>1849.28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95.66">
                <text:p>3095.66</text:p>
              </table:table-cell>
              <table:table-cell office:value-type="float" office:value="2110">
                <text:p>2110</text:p>
              </table:table-cell>
              <table:table-cell office:value-type="float" office:value="1221.66">
                <text:p>1221.66</text:p>
              </table:table-cell>
              <table:table-cell office:value-type="float" office:value="1020">
                <text:p>1020</text:p>
              </table:table-cell>
              <table:table-cell office:value-type="float" office:value="1031.94">
                <text:p>1031.94</text:p>
              </table:table-cell>
              <table:table-cell office:value-type="float" office:value="952">
                <text:p>952</text:p>
              </table:table-cell>
              <table:table-cell office:value-type="float" office:value="1843.61">
                <text:p>1843.61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46.86">
                <text:p>3146.86</text:p>
              </table:table-cell>
              <table:table-cell office:value-type="float" office:value="2269">
                <text:p>2269</text:p>
              </table:table-cell>
              <table:table-cell office:value-type="float" office:value="1237.06">
                <text:p>1237.06</text:p>
              </table:table-cell>
              <table:table-cell office:value-type="float" office:value="982">
                <text:p>982</text:p>
              </table:table-cell>
              <table:table-cell office:value-type="float" office:value="1015.68">
                <text:p>1015.68</text:p>
              </table:table-cell>
              <table:table-cell office:value-type="float" office:value="913">
                <text:p>913</text:p>
              </table:table-cell>
              <table:table-cell office:value-type="float" office:value="1906.57">
                <text:p>1906.57</text:p>
              </table:table-cell>
              <table:table-cell office:value-type="float" office:value="1692">
                <text:p>16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25.32">
                <text:p>2925.32</text:p>
              </table:table-cell>
              <table:table-cell office:value-type="float" office:value="1941">
                <text:p>1941</text:p>
              </table:table-cell>
              <table:table-cell office:value-type="float" office:value="1211.63">
                <text:p>1211.63</text:p>
              </table:table-cell>
              <table:table-cell office:value-type="float" office:value="1020">
                <text:p>1020</text:p>
              </table:table-cell>
              <table:table-cell office:value-type="float" office:value="1001.48">
                <text:p>1001.48</text:p>
              </table:table-cell>
              <table:table-cell office:value-type="float" office:value="902">
                <text:p>902</text:p>
              </table:table-cell>
              <table:table-cell office:value-type="float" office:value="1776.94">
                <text:p>1776.94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00.58">
                <text:p>3100.58</text:p>
              </table:table-cell>
              <table:table-cell office:value-type="float" office:value="2062">
                <text:p>2062</text:p>
              </table:table-cell>
              <table:table-cell office:value-type="float" office:value="1239.98">
                <text:p>1239.98</text:p>
              </table:table-cell>
              <table:table-cell office:value-type="float" office:value="970">
                <text:p>970</text:p>
              </table:table-cell>
              <table:table-cell office:value-type="float" office:value="1021.01">
                <text:p>1021.01</text:p>
              </table:table-cell>
              <table:table-cell office:value-type="float" office:value="881">
                <text:p>881</text:p>
              </table:table-cell>
              <table:table-cell office:value-type="float" office:value="1856.51">
                <text:p>1856.51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36.3">
                <text:p>2736.3</text:p>
              </table:table-cell>
              <table:table-cell office:value-type="float" office:value="1816">
                <text:p>1816</text:p>
              </table:table-cell>
              <table:table-cell office:value-type="float" office:value="1244.07">
                <text:p>1244.07</text:p>
              </table:table-cell>
              <table:table-cell office:value-type="float" office:value="1014">
                <text:p>1014</text:p>
              </table:table-cell>
              <table:table-cell office:value-type="float" office:value="1050.16">
                <text:p>1050.16</text:p>
              </table:table-cell>
              <table:table-cell office:value-type="float" office:value="954">
                <text:p>954</text:p>
              </table:table-cell>
              <table:table-cell office:value-type="float" office:value="1690.56">
                <text:p>1690.56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67.42">
                <text:p>2867.42</text:p>
              </table:table-cell>
              <table:table-cell office:value-type="float" office:value="1887">
                <text:p>1887</text:p>
              </table:table-cell>
              <table:table-cell office:value-type="float" office:value="1229.24">
                <text:p>1229.24</text:p>
              </table:table-cell>
              <table:table-cell office:value-type="float" office:value="1008">
                <text:p>1008</text:p>
              </table:table-cell>
              <table:table-cell office:value-type="float" office:value="1009.7">
                <text:p>1009.7</text:p>
              </table:table-cell>
              <table:table-cell office:value-type="float" office:value="892">
                <text:p>892</text:p>
              </table:table-cell>
              <table:table-cell office:value-type="float" office:value="1798.58">
                <text:p>1798.58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74.37">
                <text:p>2974.37</text:p>
              </table:table-cell>
              <table:table-cell office:value-type="float" office:value="2112">
                <text:p>2112</text:p>
              </table:table-cell>
              <table:table-cell office:value-type="float" office:value="1233.39">
                <text:p>1233.39</text:p>
              </table:table-cell>
              <table:table-cell office:value-type="float" office:value="1037">
                <text:p>1037</text:p>
              </table:table-cell>
              <table:table-cell office:value-type="float" office:value="1039.02">
                <text:p>1039.02</text:p>
              </table:table-cell>
              <table:table-cell office:value-type="float" office:value="925">
                <text:p>925</text:p>
              </table:table-cell>
              <table:table-cell office:value-type="float" office:value="1849.64">
                <text:p>1849.64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27.69">
                <text:p>2927.69</text:p>
              </table:table-cell>
              <table:table-cell office:value-type="float" office:value="2051">
                <text:p>2051</text:p>
              </table:table-cell>
              <table:table-cell office:value-type="float" office:value="1175.12">
                <text:p>1175.12</text:p>
              </table:table-cell>
              <table:table-cell office:value-type="float" office:value="1011">
                <text:p>1011</text:p>
              </table:table-cell>
              <table:table-cell office:value-type="float" office:value="1002.21">
                <text:p>1002.21</text:p>
              </table:table-cell>
              <table:table-cell office:value-type="float" office:value="913">
                <text:p>913</text:p>
              </table:table-cell>
              <table:table-cell office:value-type="float" office:value="1845.46">
                <text:p>1845.46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20.12">
                <text:p>3020.12</text:p>
              </table:table-cell>
              <table:table-cell office:value-type="float" office:value="2025">
                <text:p>2025</text:p>
              </table:table-cell>
              <table:table-cell office:value-type="float" office:value="1230.07">
                <text:p>1230.07</text:p>
              </table:table-cell>
              <table:table-cell office:value-type="float" office:value="1017">
                <text:p>1017</text:p>
              </table:table-cell>
              <table:table-cell office:value-type="float" office:value="1028.73">
                <text:p>1028.73</text:p>
              </table:table-cell>
              <table:table-cell office:value-type="float" office:value="904">
                <text:p>904</text:p>
              </table:table-cell>
              <table:table-cell office:value-type="float" office:value="1918.66">
                <text:p>1918.66</text:p>
              </table:table-cell>
              <table:table-cell office:value-type="float" office:value="1634">
                <text:p>16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39.59">
                <text:p>2939.59</text:p>
              </table:table-cell>
              <table:table-cell office:value-type="float" office:value="2202">
                <text:p>2202</text:p>
              </table:table-cell>
              <table:table-cell office:value-type="float" office:value="1209.54">
                <text:p>1209.54</text:p>
              </table:table-cell>
              <table:table-cell office:value-type="float" office:value="1040">
                <text:p>1040</text:p>
              </table:table-cell>
              <table:table-cell office:value-type="float" office:value="1008.25">
                <text:p>1008.25</text:p>
              </table:table-cell>
              <table:table-cell office:value-type="float" office:value="912">
                <text:p>912</text:p>
              </table:table-cell>
              <table:table-cell office:value-type="float" office:value="1798.13">
                <text:p>1798.13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39.36">
                <text:p>3139.36</text:p>
              </table:table-cell>
              <table:table-cell office:value-type="float" office:value="2302">
                <text:p>2302</text:p>
              </table:table-cell>
              <table:table-cell office:value-type="float" office:value="1222.93">
                <text:p>1222.93</text:p>
              </table:table-cell>
              <table:table-cell office:value-type="float" office:value="1010">
                <text:p>1010</text:p>
              </table:table-cell>
              <table:table-cell office:value-type="float" office:value="1012.92">
                <text:p>1012.92</text:p>
              </table:table-cell>
              <table:table-cell office:value-type="float" office:value="920">
                <text:p>920</text:p>
              </table:table-cell>
              <table:table-cell office:value-type="float" office:value="1939.83">
                <text:p>1939.83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14.71">
                <text:p>3014.71</text:p>
              </table:table-cell>
              <table:table-cell office:value-type="float" office:value="2118">
                <text:p>2118</text:p>
              </table:table-cell>
              <table:table-cell office:value-type="float" office:value="1240.11">
                <text:p>1240.11</text:p>
              </table:table-cell>
              <table:table-cell office:value-type="float" office:value="1032">
                <text:p>1032</text:p>
              </table:table-cell>
              <table:table-cell office:value-type="float" office:value="1028.78">
                <text:p>1028.78</text:p>
              </table:table-cell>
              <table:table-cell office:value-type="float" office:value="919">
                <text:p>919</text:p>
              </table:table-cell>
              <table:table-cell office:value-type="float" office:value="1887.66">
                <text:p>1887.66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04.34">
                <text:p>3004.34</text:p>
              </table:table-cell>
              <table:table-cell office:value-type="float" office:value="1908">
                <text:p>1908</text:p>
              </table:table-cell>
              <table:table-cell office:value-type="float" office:value="1188.59">
                <text:p>1188.59</text:p>
              </table:table-cell>
              <table:table-cell office:value-type="float" office:value="957">
                <text:p>957</text:p>
              </table:table-cell>
              <table:table-cell office:value-type="float" office:value="989.41">
                <text:p>989.41</text:p>
              </table:table-cell>
              <table:table-cell office:value-type="float" office:value="858">
                <text:p>858</text:p>
              </table:table-cell>
              <table:table-cell office:value-type="float" office:value="1828.53">
                <text:p>1828.5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58.16">
                <text:p>3158.16</text:p>
              </table:table-cell>
              <table:table-cell office:value-type="float" office:value="2028">
                <text:p>2028</text:p>
              </table:table-cell>
              <table:table-cell office:value-type="float" office:value="1225.24">
                <text:p>1225.24</text:p>
              </table:table-cell>
              <table:table-cell office:value-type="float" office:value="1031">
                <text:p>1031</text:p>
              </table:table-cell>
              <table:table-cell office:value-type="float" office:value="1038.47">
                <text:p>1038.47</text:p>
              </table:table-cell>
              <table:table-cell office:value-type="float" office:value="939">
                <text:p>939</text:p>
              </table:table-cell>
              <table:table-cell office:value-type="float" office:value="1952.51">
                <text:p>1952.51</text:p>
              </table:table-cell>
              <table:table-cell office:value-type="float" office:value="1674">
                <text:p>16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05.83">
                <text:p>3005.83</text:p>
              </table:table-cell>
              <table:table-cell office:value-type="float" office:value="2172">
                <text:p>2172</text:p>
              </table:table-cell>
              <table:table-cell office:value-type="float" office:value="1232.86">
                <text:p>1232.86</text:p>
              </table:table-cell>
              <table:table-cell office:value-type="float" office:value="1055">
                <text:p>1055</text:p>
              </table:table-cell>
              <table:table-cell office:value-type="float" office:value="1013.91">
                <text:p>1013.91</text:p>
              </table:table-cell>
              <table:table-cell office:value-type="float" office:value="902">
                <text:p>902</text:p>
              </table:table-cell>
              <table:table-cell office:value-type="float" office:value="1852.59">
                <text:p>1852.59</text:p>
              </table:table-cell>
              <table:table-cell office:value-type="float" office:value="1657">
                <text:p>16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74.23">
                <text:p>2874.23</text:p>
              </table:table-cell>
              <table:table-cell office:value-type="float" office:value="2003">
                <text:p>2003</text:p>
              </table:table-cell>
              <table:table-cell office:value-type="float" office:value="1217.44">
                <text:p>1217.44</text:p>
              </table:table-cell>
              <table:table-cell office:value-type="float" office:value="968">
                <text:p>968</text:p>
              </table:table-cell>
              <table:table-cell office:value-type="float" office:value="1003.65">
                <text:p>1003.65</text:p>
              </table:table-cell>
              <table:table-cell office:value-type="float" office:value="911">
                <text:p>911</text:p>
              </table:table-cell>
              <table:table-cell office:value-type="float" office:value="1820.39">
                <text:p>1820.39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03.99">
                <text:p>2903.99</text:p>
              </table:table-cell>
              <table:table-cell office:value-type="float" office:value="2034">
                <text:p>2034</text:p>
              </table:table-cell>
              <table:table-cell office:value-type="float" office:value="1187.26">
                <text:p>1187.26</text:p>
              </table:table-cell>
              <table:table-cell office:value-type="float" office:value="986">
                <text:p>986</text:p>
              </table:table-cell>
              <table:table-cell office:value-type="float" office:value="980.8">
                <text:p>980.8</text:p>
              </table:table-cell>
              <table:table-cell office:value-type="float" office:value="877">
                <text:p>877</text:p>
              </table:table-cell>
              <table:table-cell office:value-type="float" office:value="1781.42">
                <text:p>1781.42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49.68">
                <text:p>2949.68</text:p>
              </table:table-cell>
              <table:table-cell office:value-type="float" office:value="2175">
                <text:p>2175</text:p>
              </table:table-cell>
              <table:table-cell office:value-type="float" office:value="1193.2">
                <text:p>1193.2</text:p>
              </table:table-cell>
              <table:table-cell office:value-type="float" office:value="995">
                <text:p>995</text:p>
              </table:table-cell>
              <table:table-cell office:value-type="float" office:value="991.02">
                <text:p>991.02</text:p>
              </table:table-cell>
              <table:table-cell office:value-type="float" office:value="899">
                <text:p>899</text:p>
              </table:table-cell>
              <table:table-cell office:value-type="float" office:value="1796.09">
                <text:p>1796.09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00.2">
                <text:p>2900.2</text:p>
              </table:table-cell>
              <table:table-cell office:value-type="float" office:value="2089">
                <text:p>2089</text:p>
              </table:table-cell>
              <table:table-cell office:value-type="float" office:value="1229.55">
                <text:p>1229.55</text:p>
              </table:table-cell>
              <table:table-cell office:value-type="float" office:value="1035">
                <text:p>1035</text:p>
              </table:table-cell>
              <table:table-cell office:value-type="float" office:value="1005.23">
                <text:p>1005.23</text:p>
              </table:table-cell>
              <table:table-cell office:value-type="float" office:value="877">
                <text:p>877</text:p>
              </table:table-cell>
              <table:table-cell office:value-type="float" office:value="1794.92">
                <text:p>1794.92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94.46">
                <text:p>2894.46</text:p>
              </table:table-cell>
              <table:table-cell office:value-type="float" office:value="2197">
                <text:p>2197</text:p>
              </table:table-cell>
              <table:table-cell office:value-type="float" office:value="1204.48">
                <text:p>1204.48</text:p>
              </table:table-cell>
              <table:table-cell office:value-type="float" office:value="991">
                <text:p>991</text:p>
              </table:table-cell>
              <table:table-cell office:value-type="float" office:value="1001.17">
                <text:p>1001.17</text:p>
              </table:table-cell>
              <table:table-cell office:value-type="float" office:value="914">
                <text:p>914</text:p>
              </table:table-cell>
              <table:table-cell office:value-type="float" office:value="1793.56">
                <text:p>1793.56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28.01">
                <text:p>2928.01</text:p>
              </table:table-cell>
              <table:table-cell office:value-type="float" office:value="2083">
                <text:p>2083</text:p>
              </table:table-cell>
              <table:table-cell office:value-type="float" office:value="1195.96">
                <text:p>1195.96</text:p>
              </table:table-cell>
              <table:table-cell office:value-type="float" office:value="1019">
                <text:p>1019</text:p>
              </table:table-cell>
              <table:table-cell office:value-type="float" office:value="997.01">
                <text:p>997.01</text:p>
              </table:table-cell>
              <table:table-cell office:value-type="float" office:value="866">
                <text:p>866</text:p>
              </table:table-cell>
              <table:table-cell office:value-type="float" office:value="1805.85">
                <text:p>1805.85</text:p>
              </table:table-cell>
              <table:table-cell office:value-type="float" office:value="1619">
                <text:p>16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a1467e" draw:fill-color="#a1467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3cm" svg:y="0.172cm" chart:style-name="ch2">
          <text:p>30 nodes comparison: LS, VND, BVNS, TS
 niter=10, greedy, initial solution=one2one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greedy_init_one2one_memory_10_times4ave_25_maxs_1.0'.D1:'TESTBENCH_metaheu_ls_vnd_bvns_ts__niter_10_search_greedy_init_one2one_memory_10_times4ave_25_maxs_1.0'.D31 'TESTBENCH_metaheu_ls_vnd_bvns_ts__niter_10_search_greedy_init_one2one_memory_10_times4ave_25_maxs_1.0'.G1:'TESTBENCH_metaheu_ls_vnd_bvns_ts__niter_10_search_greedy_init_one2one_memory_10_times4ave_25_maxs_1.0'.G31 'TESTBENCH_metaheu_ls_vnd_bvns_ts__niter_10_search_greedy_init_one2one_memory_10_times4ave_25_maxs_1.0'.J1:'TESTBENCH_metaheu_ls_vnd_bvns_ts__niter_10_search_greedy_init_one2one_memory_10_times4ave_25_maxs_1.0'.J31 'TESTBENCH_metaheu_ls_vnd_bvns_ts__niter_10_search_greedy_init_one2one_memory_10_times4ave_25_maxs_1.0'.M1:'TESTBENCH_metaheu_ls_vnd_bvns_ts__niter_10_search_greedy_init_one2one_memory_10_times4ave_25_maxs_1.0'.M31" chart:data-source-has-labels="row" svg:x="0.644cm" svg:y="1.751cm" svg:width="34.598cm" svg:height="6.262cm">
          <chartooo:coordinate-region svg:x="1.636cm" svg:y="1.95cm" svg:width="33.419cm" svg:height="5.41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one2one_memory_10_times4ave_25_maxs_1.0'.D2:'TESTBENCH_metaheu_ls_vnd_bvns_ts__niter_10_search_greedy_init_one2one_memory_10_times4ave_25_maxs_1.0'.D31" chart:label-cell-address="'TESTBENCH_metaheu_ls_vnd_bvns_ts__niter_10_search_greedy_init_one2one_memory_10_times4ave_25_maxs_1.0'.D1:'TESTBENCH_metaheu_ls_vnd_bvns_ts__niter_10_search_greedy_init_one2one_memory_10_times4ave_25_maxs_1.0'.D1" chart:class="chart:line">
            <chart:data-point chart:repeated="30"/>
          </chart:series>
          <chart:series chart:style-name="ch8" chart:values-cell-range-address="'TESTBENCH_metaheu_ls_vnd_bvns_ts__niter_10_search_greedy_init_one2one_memory_10_times4ave_25_maxs_1.0'.G2:'TESTBENCH_metaheu_ls_vnd_bvns_ts__niter_10_search_greedy_init_one2one_memory_10_times4ave_25_maxs_1.0'.G31" chart:label-cell-address="'TESTBENCH_metaheu_ls_vnd_bvns_ts__niter_10_search_greedy_init_one2one_memory_10_times4ave_25_maxs_1.0'.G1:'TESTBENCH_metaheu_ls_vnd_bvns_ts__niter_10_search_greedy_init_one2one_memory_10_times4ave_25_maxs_1.0'.G1" chart:class="chart:line">
            <chart:data-point chart:repeated="30"/>
          </chart:series>
          <chart:series chart:style-name="ch9" chart:values-cell-range-address="'TESTBENCH_metaheu_ls_vnd_bvns_ts__niter_10_search_greedy_init_one2one_memory_10_times4ave_25_maxs_1.0'.J2:'TESTBENCH_metaheu_ls_vnd_bvns_ts__niter_10_search_greedy_init_one2one_memory_10_times4ave_25_maxs_1.0'.J31" chart:label-cell-address="'TESTBENCH_metaheu_ls_vnd_bvns_ts__niter_10_search_greedy_init_one2one_memory_10_times4ave_25_maxs_1.0'.J1:'TESTBENCH_metaheu_ls_vnd_bvns_ts__niter_10_search_greedy_init_one2one_memory_10_times4ave_25_maxs_1.0'.J1" chart:class="chart:line">
            <chart:data-point chart:repeated="30"/>
          </chart:series>
          <chart:series chart:style-name="ch10" chart:values-cell-range-address="'TESTBENCH_metaheu_ls_vnd_bvns_ts__niter_10_search_greedy_init_one2one_memory_10_times4ave_25_maxs_1.0'.M2:'TESTBENCH_metaheu_ls_vnd_bvns_ts__niter_10_search_greedy_init_one2one_memory_10_times4ave_25_maxs_1.0'.M31" chart:label-cell-address="'TESTBENCH_metaheu_ls_vnd_bvns_ts__niter_10_search_greedy_init_one2one_memory_10_times4ave_25_maxs_1.0'.M1:'TESTBENCH_metaheu_ls_vnd_bvns_ts__niter_10_search_greedy_init_one2one_memory_10_times4ave_25_maxs_1.0'.M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greedy_init_one2one_memory_10_times4ave_25_maxs_1.0'.D1:'TESTBENCH_metaheu_ls_vnd_bvns_ts__niter_10_search_greedy_init_one2one_memory_10_times4ave_25_maxs_1.0'.D1</svg:desc>
                </draw:g>
              </table:table-cell>
              <table:table-cell office:value-type="string">
                <text:p>vnd_av_cost</text:p>
                <draw:g>
                  <svg:desc>'TESTBENCH_metaheu_ls_vnd_bvns_ts__niter_10_search_greedy_init_one2one_memory_10_times4ave_25_maxs_1.0'.G1:'TESTBENCH_metaheu_ls_vnd_bvns_ts__niter_10_search_greedy_init_one2one_memory_10_times4ave_25_maxs_1.0'.G1</svg:desc>
                </draw:g>
              </table:table-cell>
              <table:table-cell office:value-type="string">
                <text:p>bvns_av_cost</text:p>
                <draw:g>
                  <svg:desc>'TESTBENCH_metaheu_ls_vnd_bvns_ts__niter_10_search_greedy_init_one2one_memory_10_times4ave_25_maxs_1.0'.J1:'TESTBENCH_metaheu_ls_vnd_bvns_ts__niter_10_search_greedy_init_one2one_memory_10_times4ave_25_maxs_1.0'.J1</svg:desc>
                </draw:g>
              </table:table-cell>
              <table:table-cell office:value-type="string">
                <text:p>ts_av_cost</text:p>
                <draw:g>
                  <svg:desc>'TESTBENCH_metaheu_ls_vnd_bvns_ts__niter_10_search_greedy_init_one2one_memory_10_times4ave_25_maxs_1.0'.M1:'TESTBENCH_metaheu_ls_vnd_bvns_ts__niter_10_search_greedy_init_one2one_memory_10_times4ave_25_maxs_1.0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97.09">
                <text:p>2597.09</text:p>
                <draw:g>
                  <svg:desc>'TESTBENCH_metaheu_ls_vnd_bvns_ts__niter_10_search_greedy_init_one2one_memory_10_times4ave_25_maxs_1.0'.D2:'TESTBENCH_metaheu_ls_vnd_bvns_ts__niter_10_search_greedy_init_one2one_memory_10_times4ave_25_maxs_1.0'.D31</svg:desc>
                </draw:g>
              </table:table-cell>
              <table:table-cell office:value-type="float" office:value="1182.89">
                <text:p>1182.89</text:p>
                <draw:g>
                  <svg:desc>'TESTBENCH_metaheu_ls_vnd_bvns_ts__niter_10_search_greedy_init_one2one_memory_10_times4ave_25_maxs_1.0'.G2:'TESTBENCH_metaheu_ls_vnd_bvns_ts__niter_10_search_greedy_init_one2one_memory_10_times4ave_25_maxs_1.0'.G31</svg:desc>
                </draw:g>
              </table:table-cell>
              <table:table-cell office:value-type="float" office:value="1005.95">
                <text:p>1005.95</text:p>
                <draw:g>
                  <svg:desc>'TESTBENCH_metaheu_ls_vnd_bvns_ts__niter_10_search_greedy_init_one2one_memory_10_times4ave_25_maxs_1.0'.J2:'TESTBENCH_metaheu_ls_vnd_bvns_ts__niter_10_search_greedy_init_one2one_memory_10_times4ave_25_maxs_1.0'.J31</svg:desc>
                </draw:g>
              </table:table-cell>
              <table:table-cell office:value-type="float" office:value="1647.05">
                <text:p>1647.05</text:p>
                <draw:g>
                  <svg:desc>'TESTBENCH_metaheu_ls_vnd_bvns_ts__niter_10_search_greedy_init_one2one_memory_10_times4ave_25_maxs_1.0'.M2:'TESTBENCH_metaheu_ls_vnd_bvns_ts__niter_10_search_greedy_init_one2one_memory_10_times4ave_25_maxs_1.0'.M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05.04">
                <text:p>2905.04</text:p>
              </table:table-cell>
              <table:table-cell office:value-type="float" office:value="1218.33">
                <text:p>1218.33</text:p>
              </table:table-cell>
              <table:table-cell office:value-type="float" office:value="989.17">
                <text:p>989.17</text:p>
              </table:table-cell>
              <table:table-cell office:value-type="float" office:value="1816.53">
                <text:p>1816.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59.97">
                <text:p>2959.97</text:p>
              </table:table-cell>
              <table:table-cell office:value-type="float" office:value="1198.47">
                <text:p>1198.47</text:p>
              </table:table-cell>
              <table:table-cell office:value-type="float" office:value="982.43">
                <text:p>982.43</text:p>
              </table:table-cell>
              <table:table-cell office:value-type="float" office:value="1809.01">
                <text:p>1809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15.77">
                <text:p>3015.77</text:p>
              </table:table-cell>
              <table:table-cell office:value-type="float" office:value="1250.29">
                <text:p>1250.29</text:p>
              </table:table-cell>
              <table:table-cell office:value-type="float" office:value="1038.42">
                <text:p>1038.42</text:p>
              </table:table-cell>
              <table:table-cell office:value-type="float" office:value="1875.21">
                <text:p>1875.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48.57">
                <text:p>3048.57</text:p>
              </table:table-cell>
              <table:table-cell office:value-type="float" office:value="1212.06">
                <text:p>1212.06</text:p>
              </table:table-cell>
              <table:table-cell office:value-type="float" office:value="1007.88">
                <text:p>1007.88</text:p>
              </table:table-cell>
              <table:table-cell office:value-type="float" office:value="1889.12">
                <text:p>1889.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83.52">
                <text:p>2883.52</text:p>
              </table:table-cell>
              <table:table-cell office:value-type="float" office:value="1220.62">
                <text:p>1220.62</text:p>
              </table:table-cell>
              <table:table-cell office:value-type="float" office:value="1014.53">
                <text:p>1014.53</text:p>
              </table:table-cell>
              <table:table-cell office:value-type="float" office:value="1819.36">
                <text:p>1819.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24.27">
                <text:p>3024.27</text:p>
              </table:table-cell>
              <table:table-cell office:value-type="float" office:value="1216.04">
                <text:p>1216.04</text:p>
              </table:table-cell>
              <table:table-cell office:value-type="float" office:value="1013.81">
                <text:p>1013.81</text:p>
              </table:table-cell>
              <table:table-cell office:value-type="float" office:value="1837.78">
                <text:p>1837.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15.48">
                <text:p>3015.48</text:p>
              </table:table-cell>
              <table:table-cell office:value-type="float" office:value="1219.06">
                <text:p>1219.06</text:p>
              </table:table-cell>
              <table:table-cell office:value-type="float" office:value="998.07">
                <text:p>998.07</text:p>
              </table:table-cell>
              <table:table-cell office:value-type="float" office:value="1841.46">
                <text:p>1841.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82.41">
                <text:p>2982.41</text:p>
              </table:table-cell>
              <table:table-cell office:value-type="float" office:value="1268.9">
                <text:p>1268.9</text:p>
              </table:table-cell>
              <table:table-cell office:value-type="float" office:value="1042.14">
                <text:p>1042.14</text:p>
              </table:table-cell>
              <table:table-cell office:value-type="float" office:value="1849.28">
                <text:p>1849.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95.66">
                <text:p>3095.66</text:p>
              </table:table-cell>
              <table:table-cell office:value-type="float" office:value="1221.66">
                <text:p>1221.66</text:p>
              </table:table-cell>
              <table:table-cell office:value-type="float" office:value="1031.94">
                <text:p>1031.94</text:p>
              </table:table-cell>
              <table:table-cell office:value-type="float" office:value="1843.61">
                <text:p>1843.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46.86">
                <text:p>3146.86</text:p>
              </table:table-cell>
              <table:table-cell office:value-type="float" office:value="1237.06">
                <text:p>1237.06</text:p>
              </table:table-cell>
              <table:table-cell office:value-type="float" office:value="1015.68">
                <text:p>1015.68</text:p>
              </table:table-cell>
              <table:table-cell office:value-type="float" office:value="1906.57">
                <text:p>1906.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25.32">
                <text:p>2925.32</text:p>
              </table:table-cell>
              <table:table-cell office:value-type="float" office:value="1211.63">
                <text:p>1211.63</text:p>
              </table:table-cell>
              <table:table-cell office:value-type="float" office:value="1001.48">
                <text:p>1001.48</text:p>
              </table:table-cell>
              <table:table-cell office:value-type="float" office:value="1776.94">
                <text:p>1776.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00.58">
                <text:p>3100.58</text:p>
              </table:table-cell>
              <table:table-cell office:value-type="float" office:value="1239.98">
                <text:p>1239.98</text:p>
              </table:table-cell>
              <table:table-cell office:value-type="float" office:value="1021.01">
                <text:p>1021.01</text:p>
              </table:table-cell>
              <table:table-cell office:value-type="float" office:value="1856.51">
                <text:p>1856.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36.3">
                <text:p>2736.3</text:p>
              </table:table-cell>
              <table:table-cell office:value-type="float" office:value="1244.07">
                <text:p>1244.07</text:p>
              </table:table-cell>
              <table:table-cell office:value-type="float" office:value="1050.16">
                <text:p>1050.16</text:p>
              </table:table-cell>
              <table:table-cell office:value-type="float" office:value="1690.56">
                <text:p>1690.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67.42">
                <text:p>2867.42</text:p>
              </table:table-cell>
              <table:table-cell office:value-type="float" office:value="1229.24">
                <text:p>1229.24</text:p>
              </table:table-cell>
              <table:table-cell office:value-type="float" office:value="1009.7">
                <text:p>1009.7</text:p>
              </table:table-cell>
              <table:table-cell office:value-type="float" office:value="1798.58">
                <text:p>1798.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74.37">
                <text:p>2974.37</text:p>
              </table:table-cell>
              <table:table-cell office:value-type="float" office:value="1233.39">
                <text:p>1233.39</text:p>
              </table:table-cell>
              <table:table-cell office:value-type="float" office:value="1039.02">
                <text:p>1039.02</text:p>
              </table:table-cell>
              <table:table-cell office:value-type="float" office:value="1849.64">
                <text:p>1849.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27.69">
                <text:p>2927.69</text:p>
              </table:table-cell>
              <table:table-cell office:value-type="float" office:value="1175.12">
                <text:p>1175.12</text:p>
              </table:table-cell>
              <table:table-cell office:value-type="float" office:value="1002.21">
                <text:p>1002.21</text:p>
              </table:table-cell>
              <table:table-cell office:value-type="float" office:value="1845.46">
                <text:p>1845.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20.12">
                <text:p>3020.12</text:p>
              </table:table-cell>
              <table:table-cell office:value-type="float" office:value="1230.07">
                <text:p>1230.07</text:p>
              </table:table-cell>
              <table:table-cell office:value-type="float" office:value="1028.73">
                <text:p>1028.73</text:p>
              </table:table-cell>
              <table:table-cell office:value-type="float" office:value="1918.66">
                <text:p>1918.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39.59">
                <text:p>2939.59</text:p>
              </table:table-cell>
              <table:table-cell office:value-type="float" office:value="1209.54">
                <text:p>1209.54</text:p>
              </table:table-cell>
              <table:table-cell office:value-type="float" office:value="1008.25">
                <text:p>1008.25</text:p>
              </table:table-cell>
              <table:table-cell office:value-type="float" office:value="1798.13">
                <text:p>1798.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39.36">
                <text:p>3139.36</text:p>
              </table:table-cell>
              <table:table-cell office:value-type="float" office:value="1222.93">
                <text:p>1222.93</text:p>
              </table:table-cell>
              <table:table-cell office:value-type="float" office:value="1012.92">
                <text:p>1012.92</text:p>
              </table:table-cell>
              <table:table-cell office:value-type="float" office:value="1939.83">
                <text:p>1939.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14.71">
                <text:p>3014.71</text:p>
              </table:table-cell>
              <table:table-cell office:value-type="float" office:value="1240.11">
                <text:p>1240.11</text:p>
              </table:table-cell>
              <table:table-cell office:value-type="float" office:value="1028.78">
                <text:p>1028.78</text:p>
              </table:table-cell>
              <table:table-cell office:value-type="float" office:value="1887.66">
                <text:p>1887.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04.34">
                <text:p>3004.34</text:p>
              </table:table-cell>
              <table:table-cell office:value-type="float" office:value="1188.59">
                <text:p>1188.59</text:p>
              </table:table-cell>
              <table:table-cell office:value-type="float" office:value="989.41">
                <text:p>989.41</text:p>
              </table:table-cell>
              <table:table-cell office:value-type="float" office:value="1828.53">
                <text:p>1828.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58.16">
                <text:p>3158.16</text:p>
              </table:table-cell>
              <table:table-cell office:value-type="float" office:value="1225.24">
                <text:p>1225.24</text:p>
              </table:table-cell>
              <table:table-cell office:value-type="float" office:value="1038.47">
                <text:p>1038.47</text:p>
              </table:table-cell>
              <table:table-cell office:value-type="float" office:value="1952.51">
                <text:p>1952.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05.83">
                <text:p>3005.83</text:p>
              </table:table-cell>
              <table:table-cell office:value-type="float" office:value="1232.86">
                <text:p>1232.86</text:p>
              </table:table-cell>
              <table:table-cell office:value-type="float" office:value="1013.91">
                <text:p>1013.91</text:p>
              </table:table-cell>
              <table:table-cell office:value-type="float" office:value="1852.59">
                <text:p>1852.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74.23">
                <text:p>2874.23</text:p>
              </table:table-cell>
              <table:table-cell office:value-type="float" office:value="1217.44">
                <text:p>1217.44</text:p>
              </table:table-cell>
              <table:table-cell office:value-type="float" office:value="1003.65">
                <text:p>1003.65</text:p>
              </table:table-cell>
              <table:table-cell office:value-type="float" office:value="1820.39">
                <text:p>1820.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03.99">
                <text:p>2903.99</text:p>
              </table:table-cell>
              <table:table-cell office:value-type="float" office:value="1187.26">
                <text:p>1187.26</text:p>
              </table:table-cell>
              <table:table-cell office:value-type="float" office:value="980.8">
                <text:p>980.8</text:p>
              </table:table-cell>
              <table:table-cell office:value-type="float" office:value="1781.42">
                <text:p>1781.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49.68">
                <text:p>2949.68</text:p>
              </table:table-cell>
              <table:table-cell office:value-type="float" office:value="1193.2">
                <text:p>1193.2</text:p>
              </table:table-cell>
              <table:table-cell office:value-type="float" office:value="991.02">
                <text:p>991.02</text:p>
              </table:table-cell>
              <table:table-cell office:value-type="float" office:value="1796.09">
                <text:p>1796.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00.2">
                <text:p>2900.2</text:p>
              </table:table-cell>
              <table:table-cell office:value-type="float" office:value="1229.55">
                <text:p>1229.55</text:p>
              </table:table-cell>
              <table:table-cell office:value-type="float" office:value="1005.23">
                <text:p>1005.23</text:p>
              </table:table-cell>
              <table:table-cell office:value-type="float" office:value="1794.92">
                <text:p>1794.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94.46">
                <text:p>2894.46</text:p>
              </table:table-cell>
              <table:table-cell office:value-type="float" office:value="1204.48">
                <text:p>1204.48</text:p>
              </table:table-cell>
              <table:table-cell office:value-type="float" office:value="1001.17">
                <text:p>1001.17</text:p>
              </table:table-cell>
              <table:table-cell office:value-type="float" office:value="1793.56">
                <text:p>1793.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28.01">
                <text:p>2928.01</text:p>
              </table:table-cell>
              <table:table-cell office:value-type="float" office:value="1195.96">
                <text:p>1195.96</text:p>
              </table:table-cell>
              <table:table-cell office:value-type="float" office:value="997.01">
                <text:p>997.01</text:p>
              </table:table-cell>
              <table:table-cell office:value-type="float" office:value="1805.85">
                <text:p>1805.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3cm" svg:y="0.172cm" chart:style-name="ch2">
          <text:p>30 nodes comparison: LS, VND, BVNS, TS
 niter=10, greedy, initial solution=one2one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greedy_init_one2one_memory_10_times4ave_25_maxs_1.0'.E1:'TESTBENCH_metaheu_ls_vnd_bvns_ts__niter_10_search_greedy_init_one2one_memory_10_times4ave_25_maxs_1.0'.E31 'TESTBENCH_metaheu_ls_vnd_bvns_ts__niter_10_search_greedy_init_one2one_memory_10_times4ave_25_maxs_1.0'.H1:'TESTBENCH_metaheu_ls_vnd_bvns_ts__niter_10_search_greedy_init_one2one_memory_10_times4ave_25_maxs_1.0'.H31 'TESTBENCH_metaheu_ls_vnd_bvns_ts__niter_10_search_greedy_init_one2one_memory_10_times4ave_25_maxs_1.0'.K1:'TESTBENCH_metaheu_ls_vnd_bvns_ts__niter_10_search_greedy_init_one2one_memory_10_times4ave_25_maxs_1.0'.K31 'TESTBENCH_metaheu_ls_vnd_bvns_ts__niter_10_search_greedy_init_one2one_memory_10_times4ave_25_maxs_1.0'.N1:'TESTBENCH_metaheu_ls_vnd_bvns_ts__niter_10_search_greedy_init_one2one_memory_10_times4ave_25_maxs_1.0'.N31" chart:data-source-has-labels="row" svg:x="0.59cm" svg:y="1.751cm" svg:width="34.599cm" svg:height="6.263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one2one_memory_10_times4ave_25_maxs_1.0'.E2:'TESTBENCH_metaheu_ls_vnd_bvns_ts__niter_10_search_greedy_init_one2one_memory_10_times4ave_25_maxs_1.0'.E31" chart:label-cell-address="'TESTBENCH_metaheu_ls_vnd_bvns_ts__niter_10_search_greedy_init_one2one_memory_10_times4ave_25_maxs_1.0'.E1:'TESTBENCH_metaheu_ls_vnd_bvns_ts__niter_10_search_greedy_init_one2one_memory_10_times4ave_25_maxs_1.0'.E1" chart:class="chart:line">
            <chart:data-point chart:repeated="30"/>
          </chart:series>
          <chart:series chart:style-name="ch8" chart:values-cell-range-address="'TESTBENCH_metaheu_ls_vnd_bvns_ts__niter_10_search_greedy_init_one2one_memory_10_times4ave_25_maxs_1.0'.H2:'TESTBENCH_metaheu_ls_vnd_bvns_ts__niter_10_search_greedy_init_one2one_memory_10_times4ave_25_maxs_1.0'.H31" chart:label-cell-address="'TESTBENCH_metaheu_ls_vnd_bvns_ts__niter_10_search_greedy_init_one2one_memory_10_times4ave_25_maxs_1.0'.H1:'TESTBENCH_metaheu_ls_vnd_bvns_ts__niter_10_search_greedy_init_one2one_memory_10_times4ave_25_maxs_1.0'.H1" chart:class="chart:line">
            <chart:data-point chart:repeated="30"/>
          </chart:series>
          <chart:series chart:style-name="ch9" chart:values-cell-range-address="'TESTBENCH_metaheu_ls_vnd_bvns_ts__niter_10_search_greedy_init_one2one_memory_10_times4ave_25_maxs_1.0'.K2:'TESTBENCH_metaheu_ls_vnd_bvns_ts__niter_10_search_greedy_init_one2one_memory_10_times4ave_25_maxs_1.0'.K31" chart:label-cell-address="'TESTBENCH_metaheu_ls_vnd_bvns_ts__niter_10_search_greedy_init_one2one_memory_10_times4ave_25_maxs_1.0'.K1:'TESTBENCH_metaheu_ls_vnd_bvns_ts__niter_10_search_greedy_init_one2one_memory_10_times4ave_25_maxs_1.0'.K1" chart:class="chart:line">
            <chart:data-point chart:repeated="30"/>
          </chart:series>
          <chart:series chart:style-name="ch10" chart:values-cell-range-address="'TESTBENCH_metaheu_ls_vnd_bvns_ts__niter_10_search_greedy_init_one2one_memory_10_times4ave_25_maxs_1.0'.N2:'TESTBENCH_metaheu_ls_vnd_bvns_ts__niter_10_search_greedy_init_one2one_memory_10_times4ave_25_maxs_1.0'.N31" chart:label-cell-address="'TESTBENCH_metaheu_ls_vnd_bvns_ts__niter_10_search_greedy_init_one2one_memory_10_times4ave_25_maxs_1.0'.N1:'TESTBENCH_metaheu_ls_vnd_bvns_ts__niter_10_search_greedy_init_one2one_memory_10_times4ave_25_maxs_1.0'.N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best_cost</text:p>
                <draw:g>
                  <svg:desc>'TESTBENCH_metaheu_ls_vnd_bvns_ts__niter_10_search_greedy_init_one2one_memory_10_times4ave_25_maxs_1.0'.E1:'TESTBENCH_metaheu_ls_vnd_bvns_ts__niter_10_search_greedy_init_one2one_memory_10_times4ave_25_maxs_1.0'.E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greedy_init_one2one_memory_10_times4ave_25_maxs_1.0'.H1:'TESTBENCH_metaheu_ls_vnd_bvns_ts__niter_10_search_greedy_init_one2one_memory_10_times4ave_25_maxs_1.0'.H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greedy_init_one2one_memory_10_times4ave_25_maxs_1.0'.K1:'TESTBENCH_metaheu_ls_vnd_bvns_ts__niter_10_search_greedy_init_one2one_memory_10_times4ave_25_maxs_1.0'.K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greedy_init_one2one_memory_10_times4ave_25_maxs_1.0'.N1:'TESTBENCH_metaheu_ls_vnd_bvns_ts__niter_10_search_greedy_init_one2one_memory_10_times4ave_25_maxs_1.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9">
                <text:p>1999</text:p>
                <draw:g>
                  <svg:desc>'TESTBENCH_metaheu_ls_vnd_bvns_ts__niter_10_search_greedy_init_one2one_memory_10_times4ave_25_maxs_1.0'.E2:'TESTBENCH_metaheu_ls_vnd_bvns_ts__niter_10_search_greedy_init_one2one_memory_10_times4ave_25_maxs_1.0'.E31</svg:desc>
                </draw:g>
              </table:table-cell>
              <table:table-cell office:value-type="float" office:value="964">
                <text:p>964</text:p>
                <draw:g>
                  <svg:desc>'TESTBENCH_metaheu_ls_vnd_bvns_ts__niter_10_search_greedy_init_one2one_memory_10_times4ave_25_maxs_1.0'.H2:'TESTBENCH_metaheu_ls_vnd_bvns_ts__niter_10_search_greedy_init_one2one_memory_10_times4ave_25_maxs_1.0'.H31</svg:desc>
                </draw:g>
              </table:table-cell>
              <table:table-cell office:value-type="float" office:value="920">
                <text:p>920</text:p>
                <draw:g>
                  <svg:desc>'TESTBENCH_metaheu_ls_vnd_bvns_ts__niter_10_search_greedy_init_one2one_memory_10_times4ave_25_maxs_1.0'.K2:'TESTBENCH_metaheu_ls_vnd_bvns_ts__niter_10_search_greedy_init_one2one_memory_10_times4ave_25_maxs_1.0'.K31</svg:desc>
                </draw:g>
              </table:table-cell>
              <table:table-cell office:value-type="float" office:value="1422">
                <text:p>1422</text:p>
                <draw:g>
                  <svg:desc>'TESTBENCH_metaheu_ls_vnd_bvns_ts__niter_10_search_greedy_init_one2one_memory_10_times4ave_25_maxs_1.0'.N2:'TESTBENCH_metaheu_ls_vnd_bvns_ts__niter_10_search_greedy_init_one2one_memory_10_times4ave_25_maxs_1.0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28">
                <text:p>2028</text:p>
              </table:table-cell>
              <table:table-cell office:value-type="float" office:value="1004">
                <text:p>1004</text:p>
              </table:table-cell>
              <table:table-cell office:value-type="float" office:value="866">
                <text:p>866</text:p>
              </table:table-cell>
              <table:table-cell office:value-type="float" office:value="1569">
                <text:p>15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91">
                <text:p>1891</text:p>
              </table:table-cell>
              <table:table-cell office:value-type="float" office:value="989">
                <text:p>989</text:p>
              </table:table-cell>
              <table:table-cell office:value-type="float" office:value="895">
                <text:p>895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57">
                <text:p>2257</text:p>
              </table:table-cell>
              <table:table-cell office:value-type="float" office:value="1061">
                <text:p>1061</text:p>
              </table:table-cell>
              <table:table-cell office:value-type="float" office:value="929">
                <text:p>929</text:p>
              </table:table-cell>
              <table:table-cell office:value-type="float" office:value="1655">
                <text:p>16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29">
                <text:p>1829</text:p>
              </table:table-cell>
              <table:table-cell office:value-type="float" office:value="995">
                <text:p>995</text:p>
              </table:table-cell>
              <table:table-cell office:value-type="float" office:value="912">
                <text:p>912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46">
                <text:p>2046</text:p>
              </table:table-cell>
              <table:table-cell office:value-type="float" office:value="1007">
                <text:p>1007</text:p>
              </table:table-cell>
              <table:table-cell office:value-type="float" office:value="920">
                <text:p>920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58">
                <text:p>2058</text:p>
              </table:table-cell>
              <table:table-cell office:value-type="float" office:value="1031">
                <text:p>1031</text:p>
              </table:table-cell>
              <table:table-cell office:value-type="float" office:value="910">
                <text:p>910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05">
                <text:p>2205</text:p>
              </table:table-cell>
              <table:table-cell office:value-type="float" office:value="1043">
                <text:p>1043</text:p>
              </table:table-cell>
              <table:table-cell office:value-type="float" office:value="917">
                <text:p>917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23">
                <text:p>2223</text:p>
              </table:table-cell>
              <table:table-cell office:value-type="float" office:value="1105">
                <text:p>1105</text:p>
              </table:table-cell>
              <table:table-cell office:value-type="float" office:value="923">
                <text:p>923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10">
                <text:p>2110</text:p>
              </table:table-cell>
              <table:table-cell office:value-type="float" office:value="1020">
                <text:p>1020</text:p>
              </table:table-cell>
              <table:table-cell office:value-type="float" office:value="952">
                <text:p>952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69">
                <text:p>2269</text:p>
              </table:table-cell>
              <table:table-cell office:value-type="float" office:value="982">
                <text:p>982</text:p>
              </table:table-cell>
              <table:table-cell office:value-type="float" office:value="913">
                <text:p>913</text:p>
              </table:table-cell>
              <table:table-cell office:value-type="float" office:value="1692">
                <text:p>16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41">
                <text:p>1941</text:p>
              </table:table-cell>
              <table:table-cell office:value-type="float" office:value="1020">
                <text:p>1020</text:p>
              </table:table-cell>
              <table:table-cell office:value-type="float" office:value="902">
                <text:p>90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62">
                <text:p>2062</text:p>
              </table:table-cell>
              <table:table-cell office:value-type="float" office:value="970">
                <text:p>970</text:p>
              </table:table-cell>
              <table:table-cell office:value-type="float" office:value="881">
                <text:p>881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16">
                <text:p>1816</text:p>
              </table:table-cell>
              <table:table-cell office:value-type="float" office:value="1014">
                <text:p>1014</text:p>
              </table:table-cell>
              <table:table-cell office:value-type="float" office:value="954">
                <text:p>954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87">
                <text:p>1887</text:p>
              </table:table-cell>
              <table:table-cell office:value-type="float" office:value="1008">
                <text:p>1008</text:p>
              </table:table-cell>
              <table:table-cell office:value-type="float" office:value="892">
                <text:p>892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12">
                <text:p>2112</text:p>
              </table:table-cell>
              <table:table-cell office:value-type="float" office:value="1037">
                <text:p>1037</text:p>
              </table:table-cell>
              <table:table-cell office:value-type="float" office:value="925">
                <text:p>925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51">
                <text:p>2051</text:p>
              </table:table-cell>
              <table:table-cell office:value-type="float" office:value="1011">
                <text:p>1011</text:p>
              </table:table-cell>
              <table:table-cell office:value-type="float" office:value="913">
                <text:p>913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25">
                <text:p>2025</text:p>
              </table:table-cell>
              <table:table-cell office:value-type="float" office:value="1017">
                <text:p>1017</text:p>
              </table:table-cell>
              <table:table-cell office:value-type="float" office:value="904">
                <text:p>904</text:p>
              </table:table-cell>
              <table:table-cell office:value-type="float" office:value="1634">
                <text:p>16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02">
                <text:p>2202</text:p>
              </table:table-cell>
              <table:table-cell office:value-type="float" office:value="1040">
                <text:p>1040</text:p>
              </table:table-cell>
              <table:table-cell office:value-type="float" office:value="912">
                <text:p>912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02">
                <text:p>2302</text:p>
              </table:table-cell>
              <table:table-cell office:value-type="float" office:value="1010">
                <text:p>1010</text:p>
              </table:table-cell>
              <table:table-cell office:value-type="float" office:value="920">
                <text:p>920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18">
                <text:p>2118</text:p>
              </table:table-cell>
              <table:table-cell office:value-type="float" office:value="1032">
                <text:p>1032</text:p>
              </table:table-cell>
              <table:table-cell office:value-type="float" office:value="919">
                <text:p>919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08">
                <text:p>1908</text:p>
              </table:table-cell>
              <table:table-cell office:value-type="float" office:value="957">
                <text:p>957</text:p>
              </table:table-cell>
              <table:table-cell office:value-type="float" office:value="858">
                <text:p>85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28">
                <text:p>2028</text:p>
              </table:table-cell>
              <table:table-cell office:value-type="float" office:value="1031">
                <text:p>1031</text:p>
              </table:table-cell>
              <table:table-cell office:value-type="float" office:value="939">
                <text:p>939</text:p>
              </table:table-cell>
              <table:table-cell office:value-type="float" office:value="1674">
                <text:p>16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72">
                <text:p>2172</text:p>
              </table:table-cell>
              <table:table-cell office:value-type="float" office:value="1055">
                <text:p>1055</text:p>
              </table:table-cell>
              <table:table-cell office:value-type="float" office:value="902">
                <text:p>902</text:p>
              </table:table-cell>
              <table:table-cell office:value-type="float" office:value="1657">
                <text:p>16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3">
                <text:p>2003</text:p>
              </table:table-cell>
              <table:table-cell office:value-type="float" office:value="968">
                <text:p>968</text:p>
              </table:table-cell>
              <table:table-cell office:value-type="float" office:value="911">
                <text:p>911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4">
                <text:p>2034</text:p>
              </table:table-cell>
              <table:table-cell office:value-type="float" office:value="986">
                <text:p>986</text:p>
              </table:table-cell>
              <table:table-cell office:value-type="float" office:value="877">
                <text:p>877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75">
                <text:p>2175</text:p>
              </table:table-cell>
              <table:table-cell office:value-type="float" office:value="995">
                <text:p>995</text:p>
              </table:table-cell>
              <table:table-cell office:value-type="float" office:value="899">
                <text:p>899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89">
                <text:p>2089</text:p>
              </table:table-cell>
              <table:table-cell office:value-type="float" office:value="1035">
                <text:p>1035</text:p>
              </table:table-cell>
              <table:table-cell office:value-type="float" office:value="877">
                <text:p>877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97">
                <text:p>2197</text:p>
              </table:table-cell>
              <table:table-cell office:value-type="float" office:value="991">
                <text:p>991</text:p>
              </table:table-cell>
              <table:table-cell office:value-type="float" office:value="914">
                <text:p>914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83">
                <text:p>2083</text:p>
              </table:table-cell>
              <table:table-cell office:value-type="float" office:value="1019">
                <text:p>1019</text:p>
              </table:table-cell>
              <table:table-cell office:value-type="float" office:value="866">
                <text:p>866</text:p>
              </table:table-cell>
              <table:table-cell office:value-type="float" office:value="1619">
                <text:p>16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58cm" svg:height="9.006cm" xlink:href=".." xlink:type="simple" chart:class="chart:line" chart:style-name="ch1">
        <chart:title svg:x="2.255cm" svg:y="0.172cm" chart:style-name="ch2">
          <text:p>						30 nodes comparison
 niter=10, greedy, initial solution=one2one, memory in TS=10</text:p>
        </chart:title>
        <chart:legend chart:legend-position="bottom" svg:x="2.384cm" svg:y="8.407cm" style:legend-expansion="custom" chartooo:width="9.977cm" chartooo:height="0.598cm" style:legend-expansion-aspect-ratio="16.6839464882943" chart:style-name="ch3"/>
        <chart:plot-area chart:style-name="ch4" table:cell-range-address="'TESTBENCH_metaheu_ls_vnd_bvns_ts__niter_10_search_greedy_init_one2one_memory_10_times4ave_25_maxs_1.0'.D1:'TESTBENCH_metaheu_ls_vnd_bvns_ts__niter_10_search_greedy_init_one2one_memory_10_times4ave_25_maxs_1.0'.E31" chart:data-source-has-labels="row" svg:x="-0.323cm" svg:y="1.751cm" svg:width="15.327cm" svg:height="6.263cm">
          <chartooo:coordinate-region svg:x="0.669cm" svg:y="1.95cm" svg:width="14.148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one2one_memory_10_times4ave_25_maxs_1.0'.D2:'TESTBENCH_metaheu_ls_vnd_bvns_ts__niter_10_search_greedy_init_one2one_memory_10_times4ave_25_maxs_1.0'.D31" chart:label-cell-address="'TESTBENCH_metaheu_ls_vnd_bvns_ts__niter_10_search_greedy_init_one2one_memory_10_times4ave_25_maxs_1.0'.D1:'TESTBENCH_metaheu_ls_vnd_bvns_ts__niter_10_search_greedy_init_one2one_memory_10_times4ave_25_maxs_1.0'.D1" chart:class="chart:line">
            <chart:data-point chart:repeated="30"/>
          </chart:series>
          <chart:series chart:style-name="ch8" chart:values-cell-range-address="'TESTBENCH_metaheu_ls_vnd_bvns_ts__niter_10_search_greedy_init_one2one_memory_10_times4ave_25_maxs_1.0'.E2:'TESTBENCH_metaheu_ls_vnd_bvns_ts__niter_10_search_greedy_init_one2one_memory_10_times4ave_25_maxs_1.0'.E31" chart:label-cell-address="'TESTBENCH_metaheu_ls_vnd_bvns_ts__niter_10_search_greedy_init_one2one_memory_10_times4ave_25_maxs_1.0'.E1:'TESTBENCH_metaheu_ls_vnd_bvns_ts__niter_10_search_greedy_init_one2one_memory_10_times4ave_25_maxs_1.0'.E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greedy_init_one2one_memory_10_times4ave_25_maxs_1.0'.D1:'TESTBENCH_metaheu_ls_vnd_bvns_ts__niter_10_search_greedy_init_one2one_memory_10_times4ave_25_maxs_1.0'.D1</svg:desc>
                </draw:g>
              </table:table-cell>
              <table:table-cell office:value-type="string">
                <text:p>ls_best_cost</text:p>
                <draw:g>
                  <svg:desc>'TESTBENCH_metaheu_ls_vnd_bvns_ts__niter_10_search_greedy_init_one2one_memory_10_times4ave_25_maxs_1.0'.E1:'TESTBENCH_metaheu_ls_vnd_bvns_ts__niter_10_search_greedy_init_one2one_memory_10_times4ave_25_maxs_1.0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97.09">
                <text:p>2597.09</text:p>
                <draw:g>
                  <svg:desc>'TESTBENCH_metaheu_ls_vnd_bvns_ts__niter_10_search_greedy_init_one2one_memory_10_times4ave_25_maxs_1.0'.D2:'TESTBENCH_metaheu_ls_vnd_bvns_ts__niter_10_search_greedy_init_one2one_memory_10_times4ave_25_maxs_1.0'.D31</svg:desc>
                </draw:g>
              </table:table-cell>
              <table:table-cell office:value-type="float" office:value="1999">
                <text:p>1999</text:p>
                <draw:g>
                  <svg:desc>'TESTBENCH_metaheu_ls_vnd_bvns_ts__niter_10_search_greedy_init_one2one_memory_10_times4ave_25_maxs_1.0'.E2:'TESTBENCH_metaheu_ls_vnd_bvns_ts__niter_10_search_greedy_init_one2one_memory_10_times4ave_25_maxs_1.0'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05.04">
                <text:p>2905.04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59.97">
                <text:p>2959.97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15.77">
                <text:p>3015.77</text:p>
              </table:table-cell>
              <table:table-cell office:value-type="float" office:value="2257">
                <text:p>22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48.57">
                <text:p>3048.57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83.52">
                <text:p>2883.5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24.27">
                <text:p>3024.27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15.48">
                <text:p>3015.48</text:p>
              </table:table-cell>
              <table:table-cell office:value-type="float" office:value="2205">
                <text:p>22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82.41">
                <text:p>2982.41</text:p>
              </table:table-cell>
              <table:table-cell office:value-type="float" office:value="2223">
                <text:p>22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95.66">
                <text:p>3095.66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46.86">
                <text:p>3146.86</text:p>
              </table:table-cell>
              <table:table-cell office:value-type="float" office:value="2269">
                <text:p>22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25.32">
                <text:p>2925.32</text:p>
              </table:table-cell>
              <table:table-cell office:value-type="float" office:value="1941">
                <text:p>19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00.58">
                <text:p>3100.58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36.3">
                <text:p>2736.3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67.42">
                <text:p>2867.42</text:p>
              </table:table-cell>
              <table:table-cell office:value-type="float" office:value="1887">
                <text:p>18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74.37">
                <text:p>2974.37</text:p>
              </table:table-cell>
              <table:table-cell office:value-type="float" office:value="2112">
                <text:p>21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27.69">
                <text:p>2927.69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20.12">
                <text:p>3020.12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39.59">
                <text:p>2939.59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39.36">
                <text:p>3139.36</text:p>
              </table:table-cell>
              <table:table-cell office:value-type="float" office:value="2302">
                <text:p>23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14.71">
                <text:p>3014.71</text:p>
              </table:table-cell>
              <table:table-cell office:value-type="float" office:value="2118">
                <text:p>21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04.34">
                <text:p>3004.34</text:p>
              </table:table-cell>
              <table:table-cell office:value-type="float" office:value="1908">
                <text:p>19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58.16">
                <text:p>3158.16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05.83">
                <text:p>3005.83</text:p>
              </table:table-cell>
              <table:table-cell office:value-type="float" office:value="2172">
                <text:p>21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74.23">
                <text:p>2874.23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03.99">
                <text:p>2903.99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49.68">
                <text:p>2949.68</text:p>
              </table:table-cell>
              <table:table-cell office:value-type="float" office:value="2175">
                <text:p>21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00.2">
                <text:p>2900.2</text:p>
              </table:table-cell>
              <table:table-cell office:value-type="float" office:value="2089">
                <text:p>20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94.46">
                <text:p>2894.46</text:p>
              </table:table-cell>
              <table:table-cell office:value-type="float" office:value="2197">
                <text:p>21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28.01">
                <text:p>2928.01</text:p>
              </table:table-cell>
              <table:table-cell office:value-type="float" office:value="2083">
                <text:p>208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a1467e" draw:fill-color="#a1467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58cm" svg:height="9.006cm" xlink:href=".." xlink:type="simple" chart:class="chart:line" chart:style-name="ch1">
        <chart:title svg:x="2.257cm" svg:y="0.172cm" chart:style-name="ch2">
          <text:p>						30 nodes comparison
 niter=10, greedy, initial solution=one2one, memory in TS=10</text:p>
        </chart:title>
        <chart:legend chart:legend-position="bottom" svg:x="2.384cm" svg:y="8.407cm" style:legend-expansion="custom" chartooo:width="9.977cm" chartooo:height="0.598cm" style:legend-expansion-aspect-ratio="16.6839464882943" chart:style-name="ch3"/>
        <chart:plot-area chart:style-name="ch4" table:cell-range-address="'TESTBENCH_metaheu_ls_vnd_bvns_ts__niter_10_search_greedy_init_one2one_memory_10_times4ave_25_maxs_1.0'.G1:'TESTBENCH_metaheu_ls_vnd_bvns_ts__niter_10_search_greedy_init_one2one_memory_10_times4ave_25_maxs_1.0'.H31" chart:data-source-has-labels="row" svg:x="-0.323cm" svg:y="1.751cm" svg:width="15.327cm" svg:height="6.263cm">
          <chartooo:coordinate-region svg:x="0.669cm" svg:y="1.95cm" svg:width="14.148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one2one_memory_10_times4ave_25_maxs_1.0'.G2:'TESTBENCH_metaheu_ls_vnd_bvns_ts__niter_10_search_greedy_init_one2one_memory_10_times4ave_25_maxs_1.0'.G31" chart:label-cell-address="'TESTBENCH_metaheu_ls_vnd_bvns_ts__niter_10_search_greedy_init_one2one_memory_10_times4ave_25_maxs_1.0'.G1:'TESTBENCH_metaheu_ls_vnd_bvns_ts__niter_10_search_greedy_init_one2one_memory_10_times4ave_25_maxs_1.0'.G1" chart:class="chart:line">
            <chart:data-point chart:repeated="30"/>
          </chart:series>
          <chart:series chart:style-name="ch8" chart:values-cell-range-address="'TESTBENCH_metaheu_ls_vnd_bvns_ts__niter_10_search_greedy_init_one2one_memory_10_times4ave_25_maxs_1.0'.H2:'TESTBENCH_metaheu_ls_vnd_bvns_ts__niter_10_search_greedy_init_one2one_memory_10_times4ave_25_maxs_1.0'.H31" chart:label-cell-address="'TESTBENCH_metaheu_ls_vnd_bvns_ts__niter_10_search_greedy_init_one2one_memory_10_times4ave_25_maxs_1.0'.H1:'TESTBENCH_metaheu_ls_vnd_bvns_ts__niter_10_search_greedy_init_one2one_memory_10_times4ave_25_maxs_1.0'.H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nd_av_cost</text:p>
                <draw:g>
                  <svg:desc>'TESTBENCH_metaheu_ls_vnd_bvns_ts__niter_10_search_greedy_init_one2one_memory_10_times4ave_25_maxs_1.0'.G1:'TESTBENCH_metaheu_ls_vnd_bvns_ts__niter_10_search_greedy_init_one2one_memory_10_times4ave_25_maxs_1.0'.G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greedy_init_one2one_memory_10_times4ave_25_maxs_1.0'.H1:'TESTBENCH_metaheu_ls_vnd_bvns_ts__niter_10_search_greedy_init_one2one_memory_10_times4ave_25_maxs_1.0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82.89">
                <text:p>1182.89</text:p>
                <draw:g>
                  <svg:desc>'TESTBENCH_metaheu_ls_vnd_bvns_ts__niter_10_search_greedy_init_one2one_memory_10_times4ave_25_maxs_1.0'.G2:'TESTBENCH_metaheu_ls_vnd_bvns_ts__niter_10_search_greedy_init_one2one_memory_10_times4ave_25_maxs_1.0'.G31</svg:desc>
                </draw:g>
              </table:table-cell>
              <table:table-cell office:value-type="float" office:value="964">
                <text:p>964</text:p>
                <draw:g>
                  <svg:desc>'TESTBENCH_metaheu_ls_vnd_bvns_ts__niter_10_search_greedy_init_one2one_memory_10_times4ave_25_maxs_1.0'.H2:'TESTBENCH_metaheu_ls_vnd_bvns_ts__niter_10_search_greedy_init_one2one_memory_10_times4ave_25_maxs_1.0'.H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18.33">
                <text:p>1218.33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98.47">
                <text:p>1198.47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0.29">
                <text:p>1250.29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12.06">
                <text:p>1212.06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20.62">
                <text:p>1220.62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16.04">
                <text:p>1216.04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19.06">
                <text:p>1219.06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68.9">
                <text:p>1268.9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21.66">
                <text:p>1221.66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37.06">
                <text:p>1237.06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11.63">
                <text:p>1211.63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39.98">
                <text:p>1239.98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44.07">
                <text:p>1244.07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29.24">
                <text:p>1229.24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33.39">
                <text:p>1233.39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75.12">
                <text:p>1175.12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30.07">
                <text:p>1230.07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09.54">
                <text:p>1209.54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22.93">
                <text:p>1222.93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40.11">
                <text:p>1240.11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88.59">
                <text:p>1188.59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25.24">
                <text:p>1225.24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32.86">
                <text:p>1232.86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17.44">
                <text:p>1217.44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87.26">
                <text:p>1187.26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93.2">
                <text:p>1193.2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29.55">
                <text:p>1229.55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04.48">
                <text:p>1204.48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95.96">
                <text:p>1195.96</text:p>
              </table:table-cell>
              <table:table-cell office:value-type="float" office:value="1019">
                <text:p>101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58cm" svg:height="9.006cm" xlink:href=".." xlink:type="simple" chart:class="chart:line" chart:style-name="ch1">
        <chart:title svg:x="2.257cm" svg:y="0.172cm" chart:style-name="ch2">
          <text:p>						30 nodes comparison
 niter=10, greedy, initial solution=one2one, memory in TS=10</text:p>
        </chart:title>
        <chart:legend chart:legend-position="bottom" svg:x="2.384cm" svg:y="8.407cm" style:legend-expansion="custom" chartooo:width="9.977cm" chartooo:height="0.598cm" style:legend-expansion-aspect-ratio="16.6839464882943" chart:style-name="ch3"/>
        <chart:plot-area chart:style-name="ch4" table:cell-range-address="'TESTBENCH_metaheu_ls_vnd_bvns_ts__niter_10_search_greedy_init_one2one_memory_10_times4ave_25_maxs_1.0'.J1:'TESTBENCH_metaheu_ls_vnd_bvns_ts__niter_10_search_greedy_init_one2one_memory_10_times4ave_25_maxs_1.0'.K31" chart:data-source-has-labels="row" svg:x="-0.323cm" svg:y="1.751cm" svg:width="15.327cm" svg:height="6.263cm">
          <chartooo:coordinate-region svg:x="0.669cm" svg:y="1.95cm" svg:width="14.148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one2one_memory_10_times4ave_25_maxs_1.0'.J2:'TESTBENCH_metaheu_ls_vnd_bvns_ts__niter_10_search_greedy_init_one2one_memory_10_times4ave_25_maxs_1.0'.J31" chart:label-cell-address="'TESTBENCH_metaheu_ls_vnd_bvns_ts__niter_10_search_greedy_init_one2one_memory_10_times4ave_25_maxs_1.0'.J1:'TESTBENCH_metaheu_ls_vnd_bvns_ts__niter_10_search_greedy_init_one2one_memory_10_times4ave_25_maxs_1.0'.J1" chart:class="chart:line">
            <chart:data-point chart:repeated="30"/>
          </chart:series>
          <chart:series chart:style-name="ch8" chart:values-cell-range-address="'TESTBENCH_metaheu_ls_vnd_bvns_ts__niter_10_search_greedy_init_one2one_memory_10_times4ave_25_maxs_1.0'.K2:'TESTBENCH_metaheu_ls_vnd_bvns_ts__niter_10_search_greedy_init_one2one_memory_10_times4ave_25_maxs_1.0'.K31" chart:label-cell-address="'TESTBENCH_metaheu_ls_vnd_bvns_ts__niter_10_search_greedy_init_one2one_memory_10_times4ave_25_maxs_1.0'.K1:'TESTBENCH_metaheu_ls_vnd_bvns_ts__niter_10_search_greedy_init_one2one_memory_10_times4ave_25_maxs_1.0'.K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vns_av_cost</text:p>
                <draw:g>
                  <svg:desc>'TESTBENCH_metaheu_ls_vnd_bvns_ts__niter_10_search_greedy_init_one2one_memory_10_times4ave_25_maxs_1.0'.J1:'TESTBENCH_metaheu_ls_vnd_bvns_ts__niter_10_search_greedy_init_one2one_memory_10_times4ave_25_maxs_1.0'.J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greedy_init_one2one_memory_10_times4ave_25_maxs_1.0'.K1:'TESTBENCH_metaheu_ls_vnd_bvns_ts__niter_10_search_greedy_init_one2one_memory_10_times4ave_25_maxs_1.0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5.95">
                <text:p>1005.95</text:p>
                <draw:g>
                  <svg:desc>'TESTBENCH_metaheu_ls_vnd_bvns_ts__niter_10_search_greedy_init_one2one_memory_10_times4ave_25_maxs_1.0'.J2:'TESTBENCH_metaheu_ls_vnd_bvns_ts__niter_10_search_greedy_init_one2one_memory_10_times4ave_25_maxs_1.0'.J31</svg:desc>
                </draw:g>
              </table:table-cell>
              <table:table-cell office:value-type="float" office:value="920">
                <text:p>920</text:p>
                <draw:g>
                  <svg:desc>'TESTBENCH_metaheu_ls_vnd_bvns_ts__niter_10_search_greedy_init_one2one_memory_10_times4ave_25_maxs_1.0'.K2:'TESTBENCH_metaheu_ls_vnd_bvns_ts__niter_10_search_greedy_init_one2one_memory_10_times4ave_25_maxs_1.0'.K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89.17">
                <text:p>989.17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2.43">
                <text:p>982.43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38.42">
                <text:p>1038.42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7.88">
                <text:p>1007.88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14.53">
                <text:p>1014.53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13.81">
                <text:p>1013.81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8.07">
                <text:p>998.0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42.14">
                <text:p>1042.14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31.94">
                <text:p>1031.94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15.68">
                <text:p>1015.68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1.48">
                <text:p>1001.48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1.01">
                <text:p>1021.01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50.16">
                <text:p>1050.16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9.7">
                <text:p>1009.7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39.02">
                <text:p>1039.02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2.21">
                <text:p>1002.21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28.73">
                <text:p>1028.73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8.25">
                <text:p>1008.25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12.92">
                <text:p>1012.92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8.78">
                <text:p>1028.78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89.41">
                <text:p>989.41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38.47">
                <text:p>1038.47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13.91">
                <text:p>1013.91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3.65">
                <text:p>1003.65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80.8">
                <text:p>980.8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91.02">
                <text:p>991.02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5.23">
                <text:p>1005.23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1.17">
                <text:p>1001.17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97.01">
                <text:p>997.01</text:p>
              </table:table-cell>
              <table:table-cell office:value-type="float" office:value="866">
                <text:p>86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58cm" svg:height="9.006cm" xlink:href=".." xlink:type="simple" chart:class="chart:line" chart:style-name="ch1">
        <chart:title svg:x="2.257cm" svg:y="0.172cm" chart:style-name="ch2">
          <text:p>						30 nodes comparison
 niter=10, greedy, initial solution=one2one, memory in TS=10</text:p>
        </chart:title>
        <chart:legend chart:legend-position="bottom" svg:x="2.384cm" svg:y="8.407cm" style:legend-expansion="custom" chartooo:width="9.977cm" chartooo:height="0.598cm" style:legend-expansion-aspect-ratio="16.6839464882943" chart:style-name="ch3"/>
        <chart:plot-area chart:style-name="ch4" table:cell-range-address="'TESTBENCH_metaheu_ls_vnd_bvns_ts__niter_10_search_greedy_init_one2one_memory_10_times4ave_25_maxs_1.0'.M1:'TESTBENCH_metaheu_ls_vnd_bvns_ts__niter_10_search_greedy_init_one2one_memory_10_times4ave_25_maxs_1.0'.N31" chart:data-source-has-labels="row" svg:x="-0.323cm" svg:y="1.751cm" svg:width="15.327cm" svg:height="6.263cm">
          <chartooo:coordinate-region svg:x="0.669cm" svg:y="1.95cm" svg:width="14.148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one2one_memory_10_times4ave_25_maxs_1.0'.M2:'TESTBENCH_metaheu_ls_vnd_bvns_ts__niter_10_search_greedy_init_one2one_memory_10_times4ave_25_maxs_1.0'.M31" chart:label-cell-address="'TESTBENCH_metaheu_ls_vnd_bvns_ts__niter_10_search_greedy_init_one2one_memory_10_times4ave_25_maxs_1.0'.M1:'TESTBENCH_metaheu_ls_vnd_bvns_ts__niter_10_search_greedy_init_one2one_memory_10_times4ave_25_maxs_1.0'.M1" chart:class="chart:line">
            <chart:data-point chart:repeated="30"/>
          </chart:series>
          <chart:series chart:style-name="ch8" chart:values-cell-range-address="'TESTBENCH_metaheu_ls_vnd_bvns_ts__niter_10_search_greedy_init_one2one_memory_10_times4ave_25_maxs_1.0'.N2:'TESTBENCH_metaheu_ls_vnd_bvns_ts__niter_10_search_greedy_init_one2one_memory_10_times4ave_25_maxs_1.0'.N31" chart:label-cell-address="'TESTBENCH_metaheu_ls_vnd_bvns_ts__niter_10_search_greedy_init_one2one_memory_10_times4ave_25_maxs_1.0'.N1:'TESTBENCH_metaheu_ls_vnd_bvns_ts__niter_10_search_greedy_init_one2one_memory_10_times4ave_25_maxs_1.0'.N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s_av_cost</text:p>
                <draw:g>
                  <svg:desc>'TESTBENCH_metaheu_ls_vnd_bvns_ts__niter_10_search_greedy_init_one2one_memory_10_times4ave_25_maxs_1.0'.M1:'TESTBENCH_metaheu_ls_vnd_bvns_ts__niter_10_search_greedy_init_one2one_memory_10_times4ave_25_maxs_1.0'.M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greedy_init_one2one_memory_10_times4ave_25_maxs_1.0'.N1:'TESTBENCH_metaheu_ls_vnd_bvns_ts__niter_10_search_greedy_init_one2one_memory_10_times4ave_25_maxs_1.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47.05">
                <text:p>1647.05</text:p>
                <draw:g>
                  <svg:desc>'TESTBENCH_metaheu_ls_vnd_bvns_ts__niter_10_search_greedy_init_one2one_memory_10_times4ave_25_maxs_1.0'.M2:'TESTBENCH_metaheu_ls_vnd_bvns_ts__niter_10_search_greedy_init_one2one_memory_10_times4ave_25_maxs_1.0'.M31</svg:desc>
                </draw:g>
              </table:table-cell>
              <table:table-cell office:value-type="float" office:value="1422">
                <text:p>1422</text:p>
                <draw:g>
                  <svg:desc>'TESTBENCH_metaheu_ls_vnd_bvns_ts__niter_10_search_greedy_init_one2one_memory_10_times4ave_25_maxs_1.0'.N2:'TESTBENCH_metaheu_ls_vnd_bvns_ts__niter_10_search_greedy_init_one2one_memory_10_times4ave_25_maxs_1.0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16.53">
                <text:p>1816.53</text:p>
              </table:table-cell>
              <table:table-cell office:value-type="float" office:value="1569">
                <text:p>15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9.01">
                <text:p>1809.01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75.21">
                <text:p>1875.21</text:p>
              </table:table-cell>
              <table:table-cell office:value-type="float" office:value="1655">
                <text:p>16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89.12">
                <text:p>1889.12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19.36">
                <text:p>1819.36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37.78">
                <text:p>1837.78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41.46">
                <text:p>1841.46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49.28">
                <text:p>1849.28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43.61">
                <text:p>1843.61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06.57">
                <text:p>1906.57</text:p>
              </table:table-cell>
              <table:table-cell office:value-type="float" office:value="1692">
                <text:p>16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76.94">
                <text:p>1776.94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56.51">
                <text:p>1856.51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90.56">
                <text:p>1690.56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98.58">
                <text:p>1798.58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49.64">
                <text:p>1849.64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45.46">
                <text:p>1845.46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18.66">
                <text:p>1918.66</text:p>
              </table:table-cell>
              <table:table-cell office:value-type="float" office:value="1634">
                <text:p>16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98.13">
                <text:p>1798.13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39.83">
                <text:p>1939.83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87.66">
                <text:p>1887.66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28.53">
                <text:p>1828.5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52.51">
                <text:p>1952.51</text:p>
              </table:table-cell>
              <table:table-cell office:value-type="float" office:value="1674">
                <text:p>16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52.59">
                <text:p>1852.59</text:p>
              </table:table-cell>
              <table:table-cell office:value-type="float" office:value="1657">
                <text:p>16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20.39">
                <text:p>1820.39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81.42">
                <text:p>1781.42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96.09">
                <text:p>1796.09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94.92">
                <text:p>1794.92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93.56">
                <text:p>1793.56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05.85">
                <text:p>1805.85</text:p>
              </table:table-cell>
              <table:table-cell office:value-type="float" office:value="1619">
                <text:p>161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